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Courier New1" svg:font-family="'Courier New'"/>
    <style:font-face style:name="Lohit Devanagari" svg:font-family="'Lohit Devanagari'"/>
    <style:font-face style:name="FreeMono" svg:font-family="Free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P1" style:family="paragraph" style:parent-style-name="HTML_20_Preformatted">
      <style:paragraph-properties fo:margin-top="0cm" fo:margin-bottom="0.499cm" loext:contextual-spacing="false" fo:orphans="2" fo:widows="2" fo:keep-with-next="always"/>
    </style:style>
    <style:style style:name="P2" style:family="paragraph" style:parent-style-name="Standard_20__28_user_29_">
      <style:paragraph-properties fo:margin-top="0cm" fo:margin-bottom="0.499cm" loext:contextual-spacing="false" fo:orphans="2" fo:widows="2" fo:keep-with-next="always"/>
    </style:style>
    <style:style style:name="P3" style:family="paragraph" style:parent-style-name="HTML_20_Preformatted">
      <style:paragraph-properties fo:margin-top="0cm" fo:margin-bottom="0.499cm" loext:contextual-spacing="false" fo:orphans="2" fo:widows="2"/>
    </style:style>
    <style:style style:name="P4" style:family="paragraph" style:parent-style-name="Standard_20__28_user_29_">
      <style:paragraph-properties fo:margin-top="0cm" fo:margin-bottom="0.499cm" loext:contextual-spacing="false" fo:orphans="2" fo:widows="2"/>
    </style:style>
    <style:style style:name="P5" style:family="paragraph" style:parent-style-name="Standard_20__28_user_29_">
      <style:paragraph-properties fo:margin-left="0cm" fo:margin-right="0cm" fo:margin-top="0cm" fo:margin-bottom="0.499cm" loext:contextual-spacing="false" fo:orphans="2" fo:widows="2" fo:text-indent="1.251cm" style:auto-text-indent="false"/>
    </style:style>
    <style:style style:name="P6" style:family="paragraph" style:parent-style-name="Standard">
      <style:text-properties style:font-name="Liberation Sans"/>
    </style:style>
    <style:style style:name="P7" style:family="paragraph" style:parent-style-name="Standard">
      <style:text-properties style:font-name="Liberation Sans" fo:font-size="11pt" style:font-size-asian="11pt" style:font-name-complex="Calibri1"/>
    </style:style>
    <style:style style:name="P8" style:family="paragraph" style:parent-style-name="Standard">
      <style:text-properties style:font-name="Liberation Sans" fo:font-size="11pt" style:font-size-asian="11pt" style:font-name-complex="Calibri1" style:font-size-complex="11pt"/>
    </style:style>
    <style:style style:name="P9" style:family="paragraph" style:parent-style-name="Standard">
      <style:text-properties style:font-name="Liberation Sans" fo:font-size="11pt" officeooo:rsid="000b491b" officeooo:paragraph-rsid="000b491b" style:font-size-asian="11pt" style:font-name-complex="Calibri1" style:font-size-complex="11pt"/>
    </style:style>
    <style:style style:name="P10" style:family="paragraph" style:parent-style-name="Standard">
      <style:text-properties style:font-name="Liberation Sans" fo:font-size="11pt" officeooo:paragraph-rsid="000b491b" style:font-size-asian="11pt" style:font-name-complex="Calibri1" style:font-size-complex="11pt"/>
    </style:style>
    <style:style style:name="P11" style:family="paragraph" style:parent-style-name="Standard">
      <style:text-properties style:font-name="Liberation Sans" fo:font-size="11pt" officeooo:paragraph-rsid="000e71ac" style:font-size-asian="11pt" style:font-name-complex="Calibri1"/>
    </style:style>
    <style:style style:name="P12" style:family="paragraph" style:parent-style-name="Standard">
      <style:text-properties style:font-name="Liberation Sans" officeooo:rsid="000b491b" officeooo:paragraph-rsid="000b491b"/>
    </style:style>
    <style:style style:name="P13" style:family="paragraph" style:parent-style-name="Standard">
      <style:text-properties style:font-name="Liberation Sans" officeooo:paragraph-rsid="000c8dfd"/>
    </style:style>
    <style:style style:name="P14" style:family="paragraph" style:parent-style-name="Standard">
      <style:text-properties officeooo:rsid="000b491b" officeooo:paragraph-rsid="000b491b"/>
    </style:style>
    <style:style style:name="P15" style:family="paragraph" style:parent-style-name="Standard">
      <style:text-properties officeooo:paragraph-rsid="000c8dfd"/>
    </style:style>
    <style:style style:name="P16" style:family="paragraph" style:parent-style-name="Standard">
      <style:text-properties officeooo:rsid="000c8dfd" officeooo:paragraph-rsid="000c8dfd"/>
    </style:style>
    <style:style style:name="P17" style:family="paragraph" style:parent-style-name="Standard">
      <style:text-properties style:font-name="Liberation Mono" fo:font-size="11pt" style:font-size-asian="11pt" style:font-name-complex="Calibri1"/>
    </style:style>
    <style:style style:name="P18" style:family="paragraph" style:parent-style-name="Heading_20_3">
      <style:text-properties style:font-name="Liberation Sans" fo:font-size="11pt" style:font-size-asian="11pt" style:font-name-complex="Calibri1"/>
    </style:style>
    <style:style style:name="P19" style:family="paragraph" style:parent-style-name="Heading_20_3">
      <style:text-properties style:font-name="Liberation Sans" fo:font-size="11pt" style:font-size-asian="11pt" style:font-name-complex="Calibri1" style:font-size-complex="11pt"/>
    </style:style>
    <style:style style:name="P20" style:family="paragraph" style:parent-style-name="Heading_20_3">
      <style:paragraph-properties fo:margin-top="0cm" fo:margin-bottom="0.499cm" loext:contextual-spacing="false" fo:orphans="2" fo:widows="2"/>
      <style:text-properties style:font-name="Liberation Sans" fo:font-size="11pt" style:font-name-asian="Times New Roman1" style:font-size-asian="11pt" style:font-name-complex="Calibri1" style:font-size-complex="11pt"/>
    </style:style>
    <style:style style:name="P21" style:family="paragraph" style:parent-style-name="Heading_20_3">
      <style:paragraph-properties fo:margin-top="0cm" fo:margin-bottom="0.499cm" loext:contextual-spacing="false" fo:orphans="2" fo:widows="2" fo:keep-with-next="always"/>
      <style:text-properties style:font-name="Liberation Sans" fo:font-size="11pt" style:font-name-asian="Times New Roman1" style:font-size-asian="11pt" style:font-name-complex="Calibri1" style:font-size-complex="11pt"/>
    </style:style>
    <style:style style:name="P22" style:family="paragraph" style:parent-style-name="Heading_20_1">
      <style:text-properties fo:color="#0070c0" style:font-name="Liberation Sans" fo:font-size="14pt" style:font-size-asian="14pt" style:font-name-complex="Calibri1"/>
    </style:style>
    <style:style style:name="P23" style:family="paragraph" style:parent-style-name="Heading_20_1">
      <style:text-properties fo:color="#0070c0" style:font-name="Liberation Sans" fo:font-size="14pt" style:font-size-asian="14pt" style:font-name-complex="Calibri1" style:font-size-complex="12pt"/>
    </style:style>
    <style:style style:name="P24" style:family="paragraph" style:parent-style-name="Heading_20_1">
      <style:text-properties fo:color="#0070c0" style:font-name="Liberation Sans" fo:font-size="14pt" style:font-size-asian="14pt" style:font-name-complex="Calibri1" style:font-size-complex="14pt"/>
    </style:style>
    <style:style style:name="P25" style:family="paragraph" style:parent-style-name="Heading_20_1">
      <style:text-properties style:font-name="Liberation Sans"/>
    </style:style>
    <style:style style:name="P26" style:family="paragraph" style:parent-style-name="Heading_20_1" style:master-page-name="">
      <style:paragraph-properties style:page-number="auto" fo:keep-with-next="always" style:writing-mode="lr-tb"/>
      <style:text-properties fo:color="#0070c0" style:font-name="Liberation Sans" fo:font-size="14pt" style:font-size-asian="14pt" style:font-name-complex="Calibri1"/>
    </style:style>
    <style:style style:name="P27" style:family="paragraph" style:parent-style-name="Heading_20_2">
      <style:paragraph-properties fo:margin-top="0cm" fo:margin-bottom="0.499cm" loext:contextual-spacing="false" fo:orphans="2" fo:widows="2" fo:keep-with-next="always"/>
      <style:text-properties style:font-name="Liberation Sans" fo:font-size="11pt" style:font-name-asian="Times New Roman1" style:font-size-asian="11pt" style:font-name-complex="Calibri1" style:font-size-complex="11pt"/>
    </style:style>
    <style:style style:name="P28" style:family="paragraph" style:parent-style-name="Standard_20__28_user_29_">
      <style:paragraph-properties fo:text-align="center" style:justify-single-word="false" fo:orphans="2" fo:widows="2"/>
      <style:text-properties fo:color="#0070c0" style:font-name="Liberation Sans" fo:font-size="18pt" fo:font-weight="bold" officeooo:paragraph-rsid="000ac04c" style:font-size-asian="18pt" style:font-weight-asian="bold" style:font-name-complex="Calibri1" style:font-size-complex="18pt" style:font-weight-complex="bold"/>
    </style:style>
    <style:style style:name="P29" style:family="paragraph" style:parent-style-name="Standard_20__28_user_29_">
      <style:paragraph-properties fo:text-align="center" style:justify-single-word="false" fo:orphans="2" fo:widows="2"/>
      <style:text-properties fo:color="#0070c0" style:font-name="Liberation Sans" fo:font-size="18pt" fo:font-weight="bold" officeooo:rsid="000ac04c" officeooo:paragraph-rsid="000ac04c" style:font-size-asian="18pt" style:font-weight-asian="bold" style:font-name-complex="Calibri1" style:font-size-complex="18pt" style:font-weight-complex="bold"/>
    </style:style>
    <style:style style:name="P30" style:family="paragraph" style:parent-style-name="Standard_20__28_user_29_">
      <style:paragraph-properties fo:text-align="center" style:justify-single-word="false" fo:orphans="2" fo:widows="2"/>
      <style:text-properties fo:color="#0070c0" style:font-name="Liberation Sans" fo:font-size="14pt" fo:font-weight="normal" style:font-size-asian="14pt" style:font-weight-asian="normal" style:font-name-complex="Calibri1" style:font-size-complex="18pt" style:font-weight-complex="normal"/>
    </style:style>
    <style:style style:name="P31" style:family="paragraph" style:parent-style-name="Standard_20__28_user_29_">
      <style:paragraph-properties fo:text-align="center" style:justify-single-word="false" fo:orphans="2" fo:widows="2"/>
      <style:text-properties fo:color="#0070c0" style:font-name="Liberation Sans" fo:font-size="14pt" fo:font-weight="normal" officeooo:paragraph-rsid="00093b07" style:font-size-asian="14pt" style:font-weight-asian="normal" style:font-name-complex="Calibri1" style:font-size-complex="18pt" style:font-weight-complex="normal"/>
    </style:style>
    <style:style style:name="P32" style:family="paragraph" style:parent-style-name="Standard_20__28_user_29_">
      <style:paragraph-properties fo:orphans="2" fo:widows="2"/>
      <style:text-properties style:font-name="Liberation Sans" fo:font-size="11pt" style:font-size-asian="11pt" style:font-name-complex="Calibri1" style:font-size-complex="11pt"/>
    </style:style>
    <style:style style:name="P33" style:family="paragraph" style:parent-style-name="Standard_20__28_user_29_">
      <style:paragraph-properties fo:orphans="2" fo:widows="2"/>
    </style:style>
    <style:style style:name="P34" style:family="paragraph" style:parent-style-name="Standard_20__28_user_29_">
      <style:paragraph-properties fo:orphans="2" fo:widows="2"/>
      <style:text-properties style:font-name="Liberation Mono" fo:font-size="11pt" style:font-size-asian="11pt" style:font-name-complex="Courier New2" style:font-size-complex="11pt"/>
    </style:style>
    <style:style style:name="P35" style:family="paragraph" style:parent-style-name="Standard_20__28_user_29_" style:list-style-name="WWNum5">
      <style:paragraph-properties fo:margin-top="0cm" fo:margin-bottom="0.499cm" loext:contextual-spacing="false" fo:orphans="2" fo:widows="2"/>
    </style:style>
    <style:style style:name="P36" style:family="paragraph" style:parent-style-name="Standard_20__28_user_29_" style:list-style-name="WWNum4">
      <style:paragraph-properties fo:margin-top="0cm" fo:margin-bottom="0.499cm" loext:contextual-spacing="false" fo:orphans="2" fo:widows="2"/>
    </style:style>
    <style:style style:name="P37" style:family="paragraph" style:parent-style-name="Standard_20__28_user_29_">
      <style:paragraph-properties fo:margin-top="0cm" fo:margin-bottom="0.499cm" loext:contextual-spacing="false" fo:text-align="center" style:justify-single-word="false" fo:orphans="2" fo:widows="2"/>
      <style:text-properties fo:color="#0070c0" style:font-name="Liberation Sans" fo:font-size="14pt" fo:font-weight="bold" style:font-size-asian="14pt" style:font-weight-asian="bold" style:font-name-complex="Calibri1" style:font-size-complex="18pt" style:font-weight-complex="bold"/>
    </style:style>
    <style:style style:name="P38" style:family="paragraph" style:parent-style-name="Standard_20__28_user_29_">
      <style:paragraph-properties fo:margin-top="0cm" fo:margin-bottom="0.499cm" loext:contextual-spacing="false" fo:orphans="2" fo:widows="2"/>
      <style:text-properties fo:color="#0070c0" style:font-name="Liberation Sans" fo:font-size="14pt" fo:font-weight="bold" style:font-size-asian="14pt" style:font-weight-asian="bold" style:font-name-complex="Calibri1" style:font-size-complex="18pt" style:font-weight-complex="bold"/>
    </style:style>
    <style:style style:name="P39" style:family="paragraph" style:parent-style-name="Standard_20__28_user_29_">
      <style:paragraph-properties fo:margin-top="0cm" fo:margin-bottom="0.499cm" loext:contextual-spacing="false" fo:text-align="center" style:justify-single-word="false" fo:orphans="2" fo:widows="2"/>
      <style:text-properties fo:color="#0070c0" style:font-name="Liberation Sans" fo:font-size="14pt" fo:font-weight="normal" style:font-size-asian="14pt" style:font-weight-asian="normal" style:font-name-complex="Calibri1" style:font-size-complex="18pt" style:font-weight-complex="normal"/>
    </style:style>
    <style:style style:name="P40" style:family="paragraph" style:parent-style-name="Standard_20__28_user_29_">
      <style:paragraph-properties fo:margin-top="0cm" fo:margin-bottom="0.499cm" loext:contextual-spacing="false" fo:text-align="center" style:justify-single-word="false" fo:orphans="2" fo:widows="2"/>
      <style:text-properties fo:color="#0070c0" style:font-name="Liberation Sans" fo:font-size="14pt" fo:font-weight="normal" officeooo:paragraph-rsid="00093b07" style:font-size-asian="14pt" style:font-weight-asian="normal" style:font-name-complex="Calibri1" style:font-size-complex="18pt" style:font-weight-complex="normal"/>
    </style:style>
    <style:style style:name="P41" style:family="paragraph" style:parent-style-name="Standard_20__28_user_29_">
      <style:paragraph-properties fo:margin-top="0cm" fo:margin-bottom="0.499cm" loext:contextual-spacing="false" fo:orphans="2" fo:widows="2"/>
      <style:text-properties style:font-name="Liberation Sans" fo:font-size="11pt" style:font-size-asian="11pt" style:font-name-complex="Calibri1" style:font-size-complex="11pt"/>
    </style:style>
    <style:style style:name="P42" style:family="paragraph" style:parent-style-name="Standard_20__28_user_29_">
      <style:paragraph-properties fo:margin-top="0cm" fo:margin-bottom="0.499cm" loext:contextual-spacing="false" fo:orphans="2" fo:widows="2"/>
      <style:text-properties style:font-name="Liberation Sans" fo:font-size="11pt" officeooo:paragraph-rsid="0008027b" style:font-size-asian="11pt" style:font-name-complex="Calibri1" style:font-size-complex="11pt"/>
    </style:style>
    <style:style style:name="P43" style:family="paragraph" style:parent-style-name="Standard_20__28_user_29_">
      <style:paragraph-properties fo:margin-top="0cm" fo:margin-bottom="0.499cm" loext:contextual-spacing="false" fo:orphans="2" fo:widows="2"/>
      <style:text-properties style:font-name="Liberation Sans" fo:font-size="11pt" officeooo:paragraph-rsid="000c8dfd" style:font-size-asian="11pt" style:font-name-complex="Calibri1" style:font-size-complex="11pt"/>
    </style:style>
    <style:style style:name="P44" style:family="paragraph" style:parent-style-name="Standard_20__28_user_29_">
      <style:paragraph-properties fo:margin-top="0cm" fo:margin-bottom="0.499cm" loext:contextual-spacing="false" fo:orphans="2" fo:widows="2"/>
      <style:text-properties style:font-name="Liberation Sans" fo:font-size="11pt" style:font-size-asian="11pt" style:font-name-complex="Calibri1" style:font-size-complex="11pt" style:font-weight-complex="bold"/>
    </style:style>
    <style:style style:name="P45" style:family="paragraph" style:parent-style-name="Standard_20__28_user_29_">
      <style:paragraph-properties fo:margin-top="0cm" fo:margin-bottom="0.499cm" loext:contextual-spacing="false" fo:orphans="2" fo:widows="2"/>
      <style:text-properties style:font-name="Liberation Sans" fo:font-size="11pt" style:font-name-asian="Times New Roman1" style:font-size-asian="11pt" style:font-name-complex="Calibri1" style:font-size-complex="11pt"/>
    </style:style>
    <style:style style:name="P46" style:family="paragraph" style:parent-style-name="Standard_20__28_user_29_">
      <style:paragraph-properties fo:margin-top="0cm" fo:margin-bottom="0.499cm" loext:contextual-spacing="false" fo:orphans="2" fo:widows="2"/>
      <style:text-properties style:font-name="Liberation Sans"/>
    </style:style>
    <style:style style:name="P47" style:family="paragraph" style:parent-style-name="Standard_20__28_user_29_">
      <style:paragraph-properties fo:margin-top="0cm" fo:margin-bottom="0.499cm" loext:contextual-spacing="false" fo:orphans="2" fo:widows="2"/>
      <style:text-properties style:font-name="Liberation Sans" fo:font-size="14pt" fo:font-weight="bold" style:font-size-asian="14pt" style:font-weight-asian="bold" style:font-name-complex="Calibri1"/>
    </style:style>
    <style:style style:name="P48" style:family="paragraph" style:parent-style-name="Standard_20__28_user_29_">
      <style:paragraph-properties fo:margin-top="0cm" fo:margin-bottom="0.499cm" loext:contextual-spacing="false" fo:orphans="2" fo:widows="2"/>
      <style:text-properties style:font-name="Liberation Mono" fo:font-size="11pt" style:font-size-asian="11pt" style:font-name-complex="Courier New2" style:font-size-complex="11pt"/>
    </style:style>
    <style:style style:name="P49" style:family="paragraph" style:parent-style-name="Standard_20__28_user_29_">
      <style:paragraph-properties fo:margin-top="0cm" fo:margin-bottom="0.499cm" loext:contextual-spacing="false" fo:orphans="2" fo:widows="2"/>
      <style:text-properties style:font-name="Liberation Mono" fo:font-size="11pt" style:font-size-asian="11pt" style:font-name-complex="Calibri1" style:font-size-complex="11pt"/>
    </style:style>
    <style:style style:name="P50" style:family="paragraph" style:parent-style-name="Standard_20__28_user_29_">
      <style:paragraph-properties fo:margin-top="0cm" fo:margin-bottom="0.499cm" loext:contextual-spacing="false" fo:orphans="2" fo:widows="2"/>
      <style:text-properties style:font-name="Liberation Mono" fo:font-size="11pt" style:font-name-asian="Times New Roman1" style:font-size-asian="11pt" style:font-name-complex="Calibri1" style:font-size-complex="11pt"/>
    </style:style>
    <style:style style:name="P51" style:family="paragraph" style:parent-style-name="Standard_20__28_user_29_">
      <style:paragraph-properties fo:margin-top="0cm" fo:margin-bottom="0.499cm" loext:contextual-spacing="false" fo:orphans="2" fo:widows="2" fo:keep-with-next="always"/>
      <style:text-properties style:font-name="Liberation Sans"/>
    </style:style>
    <style:style style:name="P52" style:family="paragraph" style:parent-style-name="Standard_20__28_user_29_">
      <style:paragraph-properties fo:margin-top="0cm" fo:margin-bottom="0.499cm" loext:contextual-spacing="false" fo:orphans="2" fo:widows="2" fo:keep-with-next="always"/>
      <style:text-properties style:font-name="Liberation Sans" fo:font-size="11pt" fo:font-style="italic" style:font-size-asian="11pt" style:font-style-asian="italic" style:font-name-complex="Calibri1" style:font-size-complex="11pt" style:font-style-complex="italic"/>
    </style:style>
    <style:style style:name="P53" style:family="paragraph" style:parent-style-name="Standard_20__28_user_29_">
      <style:paragraph-properties fo:margin-top="0cm" fo:margin-bottom="0.499cm" loext:contextual-spacing="false" fo:orphans="2" fo:widows="2" fo:keep-with-next="always" style:writing-mode="lr-tb"/>
      <style:text-properties style:font-name="Liberation Sans" fo:font-size="11pt" fo:font-weight="bold" style:font-name-asian="Times New Roman1" style:font-size-asian="11pt" style:font-weight-asian="bold" style:font-name-complex="Calibri1" style:font-size-complex="11pt" style:font-weight-complex="bold"/>
    </style:style>
    <style:style style:name="P54" style:family="paragraph" style:parent-style-name="Standard_20__28_user_29_">
      <style:paragraph-properties fo:margin-top="0cm" fo:margin-bottom="0.499cm" loext:contextual-spacing="false" fo:orphans="2" fo:widows="2" fo:keep-with-next="always" style:writing-mode="lr-tb"/>
      <style:text-properties style:font-name="Liberation Sans" fo:font-size="11pt" style:font-size-asian="11pt" style:font-name-complex="Calibri1" style:font-size-complex="11pt"/>
    </style:style>
    <style:style style:name="P55" style:family="paragraph" style:parent-style-name="Standard_20__28_user_29_">
      <style:paragraph-properties fo:margin-top="0cm" fo:margin-bottom="0.499cm" loext:contextual-spacing="false" fo:orphans="2" fo:widows="2" fo:break-before="page"/>
      <style:text-properties style:font-name="Liberation Sans" fo:font-size="14pt" fo:font-weight="bold" style:font-size-asian="14pt" style:font-weight-asian="bold" style:font-name-complex="Calibri1"/>
    </style:style>
    <style:style style:name="P56" style:family="paragraph" style:parent-style-name="Standard_20__28_user_29_">
      <style:paragraph-properties fo:margin-top="0cm" fo:margin-bottom="0.097cm" loext:contextual-spacing="false" fo:orphans="2" fo:widows="2"/>
      <style:text-properties fo:color="#000000" style:font-name="Liberation Sans" fo:font-size="11pt" fo:font-weight="normal" officeooo:rsid="00077363" officeooo:paragraph-rsid="00077363" style:font-size-asian="11pt" style:font-weight-asian="normal" style:font-name-complex="Calibri1" style:font-size-complex="11pt" style:font-weight-complex="normal"/>
    </style:style>
    <style:style style:name="P57" style:family="paragraph" style:parent-style-name="Standard_20__28_user_29_">
      <style:paragraph-properties fo:margin-left="1.251cm" fo:margin-right="0cm" fo:margin-top="0cm" fo:margin-bottom="0.097cm" loext:contextual-spacing="false" fo:orphans="2" fo:widows="2" fo:text-indent="0cm" style:auto-text-indent="false"/>
      <style:text-properties fo:color="#000000" style:font-name="Liberation Sans" fo:font-size="11pt" fo:font-weight="normal" officeooo:rsid="00077363" officeooo:paragraph-rsid="00077363" style:font-size-asian="11pt" style:font-weight-asian="normal" style:font-name-complex="Calibri1" style:font-size-complex="11pt" style:font-weight-complex="normal"/>
    </style:style>
    <style:style style:name="P58" style:family="paragraph" style:parent-style-name="Standard_20__28_user_29_">
      <style:paragraph-properties fo:margin-top="0.101cm" fo:margin-bottom="0.6cm" loext:contextual-spacing="false" fo:orphans="2" fo:widows="2"/>
      <style:text-properties fo:color="#663366" style:font-name="Liberation Sans" fo:font-size="11pt" fo:font-weight="bold" style:font-size-asian="11pt" style:font-weight-asian="bold" style:font-name-complex="Calibri1" style:font-size-complex="11pt" style:font-weight-complex="bold"/>
    </style:style>
    <style:style style:name="P59" style:family="paragraph" style:parent-style-name="Standard_20__28_user_29_" style:master-page-name="First_20_Page">
      <style:paragraph-properties fo:text-align="center" style:justify-single-word="false" fo:orphans="2" fo:widows="2" style:page-number="auto"/>
      <style:text-properties fo:color="#0070c0" style:font-name="Liberation Sans" fo:font-size="18pt" fo:font-weight="bold" officeooo:paragraph-rsid="00093b07" style:font-size-asian="18pt" style:font-weight-asian="bold" style:font-name-complex="Calibri1" style:font-size-complex="18pt" style:font-weight-complex="bold"/>
    </style:style>
    <style:style style:name="P60" style:family="paragraph" style:parent-style-name="Standard_20__28_user_29_">
      <style:paragraph-properties fo:margin-top="0cm" fo:margin-bottom="0cm" loext:contextual-spacing="false" fo:text-align="center" style:justify-single-word="false" fo:orphans="2" fo:widows="2" style:writing-mode="lr-tb"/>
      <style:text-properties fo:color="#0070c0" style:font-name="Liberation Sans" fo:font-size="18pt" fo:font-weight="bold" officeooo:rsid="000ac04c" officeooo:paragraph-rsid="000ac04c" style:font-size-asian="18pt" style:font-weight-asian="bold" style:font-name-complex="Calibri1" style:font-size-complex="18pt" style:font-weight-complex="bold"/>
    </style:style>
    <style:style style:name="P61" style:family="paragraph" style:parent-style-name="Standard_20__28_user_29_">
      <style:paragraph-properties fo:margin-top="0cm" fo:margin-bottom="0cm" loext:contextual-spacing="false" fo:text-align="center" style:justify-single-word="false" fo:orphans="2" fo:widows="2" style:writing-mode="lr-tb"/>
      <style:text-properties fo:color="#0070c0" style:font-name="Liberation Sans" fo:font-size="14pt" fo:font-weight="normal" style:font-size-asian="14pt" style:font-weight-asian="normal" style:font-name-complex="Calibri1" style:font-size-complex="18pt" style:font-weight-complex="normal"/>
    </style:style>
    <style:style style:name="P62" style:family="paragraph" style:parent-style-name="Standard_20__28_user_29_">
      <style:paragraph-properties fo:margin-top="0.49cm" fo:margin-bottom="0.49cm" loext:contextual-spacing="false" fo:orphans="2" fo:widows="2" style:writing-mode="lr-tb"/>
      <style:text-properties fo:color="#0070c0" style:font-name="Liberation Sans" fo:font-size="14pt" fo:font-weight="bold" style:font-size-asian="14pt" style:font-weight-asian="bold" style:font-name-complex="Calibri1"/>
    </style:style>
    <style:style style:name="P63" style:family="paragraph" style:parent-style-name="Text_20_body_20__28_user_29_">
      <style:text-properties style:font-name="Liberation Sans"/>
    </style:style>
    <style:style style:name="P64" style:family="paragraph" style:parent-style-name="Text_20_body_20__28_user_29_">
      <style:text-properties style:font-name="Liberation Sans" fo:font-size="11pt" style:font-size-asian="11pt" style:font-name-complex="Calibri1" style:font-size-complex="11pt"/>
    </style:style>
    <style:style style:name="P65" style:family="paragraph" style:parent-style-name="Text_20_body_20__28_user_29_">
      <style:text-properties style:font-name="Liberation Mono" style:font-name-complex="Calibri1"/>
    </style:style>
    <style:style style:name="P66" style:family="paragraph" style:parent-style-name="Text_20_body_20__28_user_29_">
      <style:paragraph-properties fo:margin-top="0cm" fo:margin-bottom="0.499cm" loext:contextual-spacing="false" fo:orphans="2" fo:widows="2"/>
      <style:text-properties style:font-name="Liberation Sans" fo:font-size="11pt" style:font-name-asian="Times New Roman1" style:font-size-asian="11pt" style:font-name-complex="Calibri1" style:font-size-complex="11pt"/>
    </style:style>
    <style:style style:name="T1" style:family="text">
      <style:text-properties fo:color="#00b050"/>
    </style:style>
    <style:style style:name="T2" style:family="text">
      <style:text-properties fo:color="#00b050" style:font-name="Liberation Sans" fo:font-size="11pt" style:font-size-asian="11pt" style:font-name-complex="Calibri1" style:font-size-complex="11pt"/>
    </style:style>
    <style:style style:name="T3" style:family="text">
      <style:text-properties fo:color="#00b050" style:font-name="Liberation Sans" fo:font-size="11pt" style:font-size-asian="11pt" style:font-name-complex="Calibri1" style:font-size-complex="11pt" style:font-weight-complex="bold"/>
    </style:style>
    <style:style style:name="T4" style:family="text">
      <style:text-properties fo:color="#00b050" style:font-name="Liberation Sans" fo:font-size="11pt" officeooo:rsid="000c8dfd" style:font-size-asian="11pt" style:font-name-complex="Calibri1" style:font-size-complex="11pt"/>
    </style:style>
    <style:style style:name="T5" style:family="text">
      <style:text-properties fo:color="#00b050" style:font-name="Liberation Sans" fo:font-size="11pt" style:font-size-asian="11pt" style:font-size-complex="11pt"/>
    </style:style>
    <style:style style:name="T6" style:family="text">
      <style:text-properties fo:color="#00b050" style:font-name="Liberation Sans" fo:font-size="11pt" fo:font-weight="normal" style:font-size-asian="11pt" style:font-weight-asian="normal" style:font-name-complex="Calibri1" style:font-size-complex="11pt" style:font-weight-complex="normal"/>
    </style:style>
    <style:style style:name="T7" style:family="text">
      <style:text-properties officeooo:rsid="0008027b"/>
    </style:style>
    <style:style style:name="T8" style:family="text">
      <style:text-properties officeooo:rsid="00093b07"/>
    </style:style>
    <style:style style:name="T9" style:family="text">
      <style:text-properties officeooo:rsid="000ac04c"/>
    </style:style>
    <style:style style:name="T10" style:family="text">
      <style:text-properties fo:font-size="11pt" style:font-size-asian="11pt" style:font-name-complex="Calibri1"/>
    </style:style>
    <style:style style:name="T11" style:family="text">
      <style:text-properties fo:font-size="11pt" style:font-size-asian="11pt" style:font-name-complex="Calibri1" style:font-size-complex="11pt"/>
    </style:style>
    <style:style style:name="T12" style:family="text">
      <style:text-properties fo:font-size="11pt" officeooo:rsid="000c8dfd" style:font-size-asian="11pt" style:font-name-complex="Calibri1" style:font-size-complex="11pt"/>
    </style:style>
    <style:style style:name="T13" style:family="text">
      <style:text-properties fo:font-size="11pt" officeooo:rsid="000f17b2" style:font-size-asian="11pt" style:font-name-complex="Calibri1" style:font-size-complex="11pt"/>
    </style:style>
    <style:style style:name="T14" style:family="text">
      <style:text-properties fo:font-size="11pt" officeooo:rsid="000e71ac" style:font-size-asian="11pt" style:font-name-complex="Calibri1"/>
    </style:style>
    <style:style style:name="T15" style:family="text">
      <style:text-properties fo:font-size="11pt" fo:font-style="italic" style:font-size-asian="11pt" style:font-style-asian="italic" style:font-name-complex="Calibri1"/>
    </style:style>
    <style:style style:name="T16" style:family="text">
      <style:text-properties fo:font-size="11pt" fo:font-style="italic" style:font-size-asian="11pt" style:font-style-asian="italic" style:font-name-complex="Calibri1" style:font-size-complex="11pt" style:font-style-complex="italic"/>
    </style:style>
    <style:style style:name="T17" style:family="text">
      <style:text-properties fo:font-size="11pt" fo:font-style="italic" style:font-name-asian="Times New Roman1" style:font-size-asian="11pt" style:font-style-asian="italic" style:font-name-complex="Calibri1" style:font-size-complex="11pt" style:font-style-complex="italic"/>
    </style:style>
    <style:style style:name="T18" style:family="text">
      <style:text-properties fo:font-size="11pt" fo:font-weight="bold" style:font-size-asian="11pt" style:font-weight-asian="bold" style:font-name-complex="Calibri1" style:font-size-complex="11pt" style:font-weight-complex="bold"/>
    </style:style>
    <style:style style:name="T19" style:family="text">
      <style:text-properties fo:font-size="11pt" fo:font-weight="normal" style:font-size-asian="11pt" style:font-weight-asian="normal" style:font-name-complex="Calibri1" style:font-size-complex="11pt" style:font-weight-complex="normal"/>
    </style:style>
    <style:style style:name="T20" style:family="text">
      <style:text-properties fo:font-size="11pt" style:font-name-asian="Times New Roman1" style:font-size-asian="11pt" style:font-name-complex="Calibri1" style:font-size-complex="11pt"/>
    </style:style>
    <style:style style:name="T21" style:family="text">
      <style:text-properties fo:font-size="11pt" style:font-name-asian="Courier1" style:font-size-asian="11pt" style:font-name-complex="Calibri1" style:font-size-complex="11pt"/>
    </style:style>
    <style:style style:name="T22" style:family="text">
      <style:text-properties style:font-name="Liberation Sans"/>
    </style:style>
    <style:style style:name="T23" style:family="text">
      <style:text-properties style:font-name="Liberation Sans" fo:font-size="11pt" style:font-size-asian="11pt" style:font-name-complex="Calibri1" style:font-size-complex="11pt"/>
    </style:style>
    <style:style style:name="T24" style:family="text">
      <style:text-properties style:font-name="Liberation Sans" fo:font-size="11pt" style:font-size-asian="11pt" style:font-name-complex="Calibri1" style:font-size-complex="11pt" style:font-weight-complex="bold"/>
    </style:style>
    <style:style style:name="T25" style:family="text">
      <style:text-properties style:font-name="Liberation Sans" fo:font-size="11pt" officeooo:rsid="000c8dfd" style:font-size-asian="11pt" style:font-name-complex="Calibri1" style:font-size-complex="11pt"/>
    </style:style>
    <style:style style:name="T26" style:family="text">
      <style:text-properties style:font-name="Liberation Sans" fo:font-size="11pt" officeooo:rsid="000e71ac" style:font-size-asian="11pt" style:font-name-complex="Calibri1" style:font-size-complex="11pt"/>
    </style:style>
    <style:style style:name="T27" style:family="text">
      <style:text-properties style:font-name="Liberation Sans" fo:font-size="11pt" officeooo:rsid="000f17b2" style:font-size-asian="11pt" style:font-name-complex="Calibri1" style:font-size-complex="11pt"/>
    </style:style>
    <style:style style:name="T28" style:family="text">
      <style:text-properties style:font-name="Liberation Sans" fo:font-size="11pt" fo:font-style="italic" style:font-size-asian="11pt" style:font-style-asian="italic" style:font-name-complex="Calibri1" style:font-size-complex="11pt" style:font-style-complex="italic"/>
    </style:style>
    <style:style style:name="T29" style:family="text">
      <style:text-properties style:font-name="Liberation Sans" fo:font-size="11pt" fo:font-style="italic" officeooo:rsid="000c8dfd" style:font-size-asian="11pt" style:font-style-asian="italic" style:font-name-complex="Calibri1" style:font-size-complex="11pt" style:font-style-complex="italic"/>
    </style:style>
    <style:style style:name="T30" style:family="text">
      <style:text-properties style:font-name="Liberation Sans" fo:font-size="11pt" fo:font-weight="normal" style:font-size-asian="11pt" style:font-weight-asian="normal" style:font-name-complex="Calibri1" style:font-size-complex="11pt"/>
    </style:style>
    <style:style style:name="T31" style:family="text">
      <style:text-properties style:font-name="Liberation Sans" fo:font-size="11pt" fo:font-weight="normal" style:font-size-asian="11pt" style:font-weight-asian="normal" style:font-name-complex="Calibri1" style:font-size-complex="11pt" style:font-weight-complex="normal"/>
    </style:style>
    <style:style style:name="T32" style:family="text">
      <style:text-properties style:font-name="Liberation Sans" fo:font-size="11pt" fo:font-weight="bold" style:font-size-asian="11pt" style:font-weight-asian="bold" style:font-name-complex="Calibri1" style:font-size-complex="11pt" style:font-weight-complex="bold"/>
    </style:style>
    <style:style style:name="T33" style:family="text">
      <style:text-properties style:font-name="Liberation Sans" fo:font-size="11pt" style:font-name-asian="Courier1" style:font-size-asian="11pt" style:font-name-complex="Calibri1" style:font-size-complex="11pt"/>
    </style:style>
    <style:style style:name="T34" style:family="text">
      <style:text-properties style:font-name="Liberation Sans" fo:font-size="11pt" style:text-underline-style="solid" style:text-underline-width="auto" style:text-underline-color="font-color" style:font-size-asian="11pt" style:font-name-complex="Calibri1" style:font-size-complex="11pt"/>
    </style:style>
    <style:style style:name="T35" style:family="text">
      <style:text-properties style:font-name="Liberation Sans" fo:font-weight="normal" style:font-weight-asian="normal" style:font-name-complex="Calibri1"/>
    </style:style>
    <style:style style:name="T36" style:family="text">
      <style:text-properties fo:color="#0070c0"/>
    </style:style>
    <style:style style:name="T37" style:family="text">
      <style:text-properties fo:color="#0070c0" fo:font-size="14pt" style:font-size-asian="14pt" style:font-name-complex="Calibri1"/>
    </style:style>
    <style:style style:name="T38" style:family="text">
      <style:text-properties style:font-name="Liberation Mono"/>
    </style:style>
    <style:style style:name="T39" style:family="text">
      <style:text-properties style:font-name="Liberation Mono" fo:font-size="11pt" style:font-size-asian="11pt" style:font-name-complex="Courier New2" style:font-size-complex="11pt"/>
    </style:style>
    <style:style style:name="T40" style:family="text">
      <style:text-properties style:font-name="Liberation Mono" fo:font-size="11pt" style:font-size-asian="11pt" style:font-name-complex="Calibri1" style:font-size-complex="11pt"/>
    </style:style>
    <style:style style:name="T41" style:family="text">
      <style:text-properties style:font-name="Liberation Mono" fo:font-size="11pt" officeooo:rsid="000c8dfd" style:font-size-asian="11pt" style:font-name-complex="Calibri1" style:font-size-complex="11pt"/>
    </style:style>
    <style:style style:name="T42" style:family="text">
      <style:text-properties style:font-name="Liberation Mono" fo:font-size="11pt" officeooo:rsid="000e71ac" style:font-size-asian="11pt" style:font-name-complex="Calibri1" style:font-size-complex="11pt"/>
    </style:style>
    <style:style style:name="T43" style:family="text">
      <style:text-properties style:font-name="Liberation Mono" fo:font-size="11pt" officeooo:rsid="000f17b2" style:font-size-asian="11pt" style:font-name-complex="Calibri1" style:font-size-complex="11pt"/>
    </style:style>
    <style:style style:name="T44" style:family="text">
      <style:text-properties style:font-name="Liberation Mono" fo:font-size="11pt" style:font-name-asian="Times New Roman1" style:font-size-asian="11pt" style:font-name-complex="Calibri1" style:font-size-complex="11pt"/>
    </style:style>
    <style:style style:name="T45" style:family="text">
      <style:text-properties style:font-name="Liberation Mono" fo:font-size="11pt" style:font-name-asian="Courier1" style:font-size-asian="11pt" style:font-name-complex="Calibri1" style:font-size-complex="11pt"/>
    </style:style>
    <style:style style:name="T46" style:family="text">
      <style:text-properties style:font-name="Liberation Mono" fo:font-size="11pt" style:text-underline-style="solid" style:text-underline-width="auto" style:text-underline-color="font-color" style:font-size-asian="11pt" style:font-name-complex="Calibri1" style:font-size-complex="11pt"/>
    </style:style>
    <style:style style:name="T47" style:family="text">
      <style:text-properties style:font-name="Liberation Mono" officeooo:rsid="000e71ac"/>
    </style:style>
    <style:style style:name="T48" style:family="text">
      <style:text-properties officeooo:rsid="000b491b"/>
    </style:style>
    <style:style style:name="T49" style:family="text">
      <style:text-properties officeooo:rsid="000c8dfd"/>
    </style:style>
    <style:style style:name="T50" style:family="text">
      <style:text-properties fo:font-style="italic" style:font-style-asian="italic" style:font-style-complex="italic"/>
    </style:style>
    <style:style style:name="T51" style:family="text">
      <style:text-properties officeooo:rsid="000e71ac"/>
    </style:style>
    <style:style style:name="T52" style:family="text">
      <style:text-properties officeooo:rsid="000f17b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LVB <text:span text:style-name="T8">Phylogeny Reconstruction Software Manual</text:span></text:p>
      <text:p text:style-name="P29"/>
      <text:p text:style-name="P28"><text:span text:style-name="T8">Version </text:span>3.<text:span text:style-name="T9">5</text:span></text:p>
      <text:p text:style-name="P28"/>
      <text:p text:style-name="P61">January 2019</text:p>
      <text:p text:style-name="P60"/>
      <text:p text:style-name="P60"/>
      <text:p text:style-name="P60"/>
      <text:p text:style-name="P60"/>
      <text:p text:style-name="P60"/>
      <text:p text:style-name="P37"/>
      <text:p text:style-name="P37"/>
      <text:p text:style-name="P37"/>
      <text:p text:style-name="P37"/>
      <text:p text:style-name="P37"/>
      <text:p text:style-name="P37"/>
      <text:p text:style-name="P37"/>
      <text:p text:style-name="P38"/>
      <text:p text:style-name="P30">Current <text:span text:style-name="T8">developers of LVB software releases:</text:span></text:p>
      <text:p text:style-name="P31">Joseph Guscott<text:line-break/>Daniel Barker</text:p>
      <text:p text:style-name="P39"/>
      <text:p text:style-name="P39"/>
      <text:p text:style-name="P30">Previous <text:span text:style-name="T8">developers:</text:span></text:p>
      <text:p text:style-name="P31">Miguel Pinheiro</text:p>
      <text:p text:style-name="P40">Fernando Guntoro<text:line-break/>Maximilian Strobl<text:line-break/>Chris Wood</text:p>
      <text:p text:style-name="P47"><text:span text:style-name="T36"/></text:p>
      <text:p text:style-name="P55"><text:span text:style-name="T36">Contents</text:span></text:p>
      <text:p text:style-name="P56">Copyright Notice<text:tab/><text:tab/><text:tab/><text:tab/>3</text:p>
      <text:p text:style-name="P56">Citing LVB<text:tab/><text:tab/><text:tab/><text:tab/><text:tab/>3</text:p>
      <text:p text:style-name="P56">Downloading and Compiling LVB<text:tab/><text:tab/>4</text:p>
      <text:p text:style-name="P57">Unpacking the source code<text:tab/><text:tab/>4</text:p>
      <text:p text:style-name="P57">Compilation<text:tab/><text:tab/><text:tab/><text:tab/>4</text:p>
      <text:p text:style-name="P57">Compiler options<text:tab/><text:tab/><text:tab/>5</text:p>
      <text:p text:style-name="P56">Running LVB<text:tab/><text:tab/><text:tab/><text:tab/><text:tab/>5</text:p>
      <text:p text:style-name="P56">Command-Line Options<text:tab/><text:tab/><text:tab/>5</text:p>
      <text:p text:style-name="P57">Algorithm Selection (<text:span text:style-name="T38">-a</text:span>)<text:tab/><text:tab/>5</text:p>
      <text:p text:style-name="P57">Bootstrapping (<text:span text:style-name="T38">-b</text:span>)<text:tab/><text:tab/><text:tab/>6</text:p>
      <text:p text:style-name="P57">Cooling Schedule (<text:span text:style-name="T38">-c</text:span>)<text:tab/><text:tab/>6</text:p>
      <text:p text:style-name="P57">Input File (<text:span text:style-name="T38">-i</text:span>)<text:tab/><text:tab/><text:tab/><text:tab/>6</text:p>
      <text:p text:style-name="P57">Data Matrix Format (<text:span text:style-name="T38">-m</text:span>)<text:tab/><text:tab/>6</text:p>
      <text:p text:style-name="P57">Outtree (<text:span text:style-name="T38">-o</text:span>)<text:tab/><text:tab/><text:tab/><text:tab/>9</text:p>
      <text:p text:style-name="P57">Threading (<text:span text:style-name="T38">-p</text:span>)<text:tab/><text:tab/><text:tab/>10</text:p>
      <text:p text:style-name="P57">Random Number Seed (<text:span text:style-name="T38">-s</text:span>)<text:tab/><text:tab/>10</text:p>
      <text:p text:style-name="P57">Trees (<text:span text:style-name="T38">-t</text:span>)<text:tab/><text:tab/><text:tab/><text:tab/>10</text:p>
      <text:p text:style-name="P57">Verbose (<text:span text:style-name="T38">-v</text:span>)<text:tab/><text:tab/><text:tab/><text:tab/>10</text:p>
      <text:p text:style-name="P56">Output<text:tab/><text:tab/><text:tab/><text:tab/><text:tab/><text:tab/>10</text:p>
      <text:p text:style-name="P57">Documentation<text:tab/><text:tab/><text:tab/>11</text:p>
      <text:p text:style-name="P56">Support and Registration<text:tab/><text:tab/><text:tab/>11</text:p>
      <text:p text:style-name="P56">Acknowledgements<text:tab/><text:tab/><text:tab/><text:tab/>11</text:p>
      <text:p text:style-name="P56">References<text:tab/><text:tab/><text:tab/><text:tab/><text:tab/>11</text:p>
      <text:p text:style-name="P58"/>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text:bookmark-start text:name="__RefHeading___Toc1691_3632104200"/><text:bookmark-start text:name="_Toc536350046"/><text:soft-page-break/>Copyright Notice<text:bookmark-end text:name="__RefHeading___Toc1691_3632104200"/><text:bookmark-end text:name="_Toc536350046"/></text:h>
      <text:p text:style-name="P41">Part of this document is based on PHYLIP documentation (see ‘Acknowledgements’, below).</text:p>
      <text:p text:style-name="P41">The PHYLIP component of this document:</text:p>
      <text:p text:style-name="P43">© Copyright 1980–2014, Joseph Felsenstein.<text:line-break/>All rights reserved.</text:p>
      <text:p text:style-name="P41">The remainder of this document:</text:p>
      <text:p text:style-name="P32">© Copyright 2003–2012 by Daniel Barker.<text:line-break/>© Copyright 2013–2014 by Daniel Barker and Maximilian Strobl.<text:line-break/>© Copyright 2014 by Daniel Barker, Miguel Pinheiro and Maximilian Strobl.<text:line-break/>© Copyright 2015 by Daniel Barker, Miguel Pinheiro, Maximilian Strobl and Chris Wood.</text:p>
      <text:p text:style-name="P42">© Copyright 2019 by Daniel Barker, Miguel Pinheiro, Joseph Guscott, <text:span text:style-name="T7">Fernando Guntoro, </text:span>Maximilian Strobl and Chris Wood.<text:line-break/>All rights reserved.</text:p>
      <text:p text:style-name="P41">Redistribution and use in source and binary forms, with or without modification, are permitted provided that the following conditions are met:</text:p>
      <text:p text:style-name="P41">1. Redistributions of source code must retain the above copyright notice, this list of conditions and the following disclaimer.</text:p>
      <text:p text:style-name="P41">2. Redistributions in binary form must reproduce the above copyright notice, this list of conditions and the following disclaimer in the documentation and/or other materials provided with the distribution.</text:p>
      <text:p text:style-name="P41">3. Neither the name of the copyright holder nor the names of its contributors may be used to endorse or promote products derived from this software without specific prior written permission.</text:p>
      <text:p text:style-name="P41">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P24" text:outline-level="1"><text:bookmark-start text:name="__RefHeading___Toc1693_3632104200"/><text:bookmark-start text:name="_Toc536350047"/>Citing LVB<text:bookmark-end text:name="__RefHeading___Toc1693_3632104200"/><text:bookmark-end text:name="_Toc536350047"/></text:h>
      <text:p text:style-name="P8">Please cite the following paper if you use LVB:</text:p>
      <text:p text:style-name="P8"/>
      <text:p text:style-name="P13"><text:span text:style-name="T11">Barker </text:span><text:span text:style-name="T12">D (</text:span><text:span text:style-name="T11">2004</text:span><text:span text:style-name="T12">)</text:span><text:span text:style-name="T11"> LVB: Parsimony and simulated annealing in the search for phylogenetic trees. </text:span><text:span text:style-name="T16">Bioinformatics</text:span><text:span text:style-name="T11">, </text:span><text:span text:style-name="T19">20</text:span><text:span text:style-name="T11">, 274–275.</text:span></text:p>
      <text:p text:style-name="P14"><text:a xlink:type="simple" xlink:href="https://dx.doi.org/10.1093/bioinformatics/btg402" text:style-name="Internet_20_link" text:visited-style-name="Visited_20_Internet_20_Link"><text:span text:style-name="T5">https://dx.doi.org/10.1093/bioinformatics/btg402</text:span></text:a></text:p>
      <text:p text:style-name="P12"/>
      <text:p text:style-name="P8"/>
      <text:p text:style-name="P8"><text:soft-page-break/>Supplementary <text:span text:style-name="T48">information for this paper is available here</text:span>:</text:p>
      <text:p text:style-name="P9"><text:a xlink:type="simple" xlink:href="http://lvb.bio.ed.ac.uk/lvb/sites/sbsweb2.bio.ed.ac.uk.lvb/files/barker_lvb_2004_supp_info.pdf" text:style-name="Internet_20_link" text:visited-style-name="Visited_20_Internet_20_Link"><text:span text:style-name="T1">http://lvb.bio.ed.ac.uk/lvb/sites/sbsweb2.bio.ed.ac.uk.lvb/files/barker_lvb_2004_supp_info.pdf</text:span></text:a></text:p>
      <text:p text:style-name="P10"/>
      <text:p text:style-name="P8">The following may also be relevant:</text:p>
      <text:p text:style-name="P8"/>
      <text:p text:style-name="P15"><text:span text:style-name="T23">LVB Web site. </text:span><text:a xlink:type="simple" xlink:href="http://lvb.bio.ed.ac.uk/" text:style-name="Internet_20_link" text:visited-style-name="Visited_20_Internet_20_Link"><text:span text:style-name="T4">http://lvb.bio.ed.ac.uk</text:span></text:a></text:p>
      <text:p text:style-name="P15"><text:span text:style-name="T25"/></text:p>
      <text:p text:style-name="P15"><text:span text:style-name="T25">Strobl MAR and Barker D (2016) On simulated annealing phase transitions in phylogeny reconstruction. </text:span><text:span text:style-name="T29">Molecular Phylogenetics and Evolution</text:span><text:span text:style-name="T25">, 101, 46–55.</text:span></text:p>
      <text:p text:style-name="P16"><text:a xlink:type="simple" xlink:href="https://dx.doi.org/10.1016/j.ympev.2016.05.001" text:style-name="Internet_20_link" text:visited-style-name="Visited_20_Internet_20_Link"><text:span text:style-name="T2">https://dx.doi.org/10.1016/j.ympev.2016.05.001</text:span></text:a></text:p>
      <text:p text:style-name="P15"><text:span text:style-name="T25"/></text:p>
      <text:p text:style-name="P15"><text:span text:style-name="T23">Barker, D. 1999. </text:span><text:span text:style-name="T28">Simulated annealing in the Search for Phylogenetic Trees</text:span><text:span text:style-name="T23">. PhD Thesis, University of Edinburgh. </text:span><text:a xlink:type="simple" xlink:href="https://www.era.lib.ed.ac.uk/handle/1842/10326" text:style-name="Internet_20_link" text:visited-style-name="Visited_20_Internet_20_Link"><text:span text:style-name="Internet_20_link"><text:span text:style-name="T2">https://www.era.lib.ed.ac.uk/handle/1842/10326</text:span></text:span></text:a><text:span text:style-name="T2"> </text:span></text:p>
      <text:p text:style-name="Standard"><text:span text:style-name="T2"/></text:p>
      <text:p text:style-name="P6"><text:span text:style-name="T11">Barker, D. 1997. </text:span><text:span text:style-name="T16">LVB 1.0: Reconstructing Evolution with Parsimony and Simulated Annealing</text:span><text:span text:style-name="T11"> (Edinburgh: Daniel Barker).</text:span></text:p>
      <text:p text:style-name="P8"/>
      <text:p text:style-name="P33"><text:span text:style-name="T23">Please send any questions or LVB bug reports to Daniel Barker: </text:span><text:a xlink:type="simple" xlink:href="mailto:Daniel.Barker@ed.ac.uk" text:style-name="Internet_20_link" text:visited-style-name="Visited_20_Internet_20_Link"><text:span text:style-name="Internet_20_link"><text:span text:style-name="T2">Daniel.Barker@ed.ac.uk</text:span></text:span></text:a></text:p>
      <text:p text:style-name="P62">Introduction</text:p>
      <text:p text:style-name="P4"><text:span text:style-name="Strong_20_Emphasis"><text:span text:style-name="T30">LVB</text:span></text:span><text:span text:style-name="T23"> seeks parsimonious trees from an aligned nucleotide data matrix. It uses heuristic searches consisting of simulated annealing followed by hill-climbing (NNI, SPR, and TBR). In contrast to the more usual heuristic searches used to find parsimonious trees (e.g. stepwise addition followed by hill-climbing), simulated annealing can escape from local optima. Especially with large data matrices, the simulated annealing heuristic may run faster and/or find shorter trees.</text:span></text:p>
      <text:h text:style-name="P22" text:outline-level="1"><text:bookmark-start text:name="__RefHeading___Toc1695_3632104200"/><text:bookmark-start text:name="_Toc536350048"/>Downloading and Compiling LVB<text:bookmark-end text:name="__RefHeading___Toc1695_3632104200"/><text:bookmark-end text:name="_Toc536350048"/></text:h>
      <text:p text:style-name="P44">LVB is available from the following sources:</text:p>
      <text:p text:style-name="P4"><text:span text:style-name="T24">Dedicated web page:</text:span><text:span text:style-name="T32"> </text:span><text:a xlink:type="simple" xlink:href="http://lvb.bio.ed.ac.uk/" text:style-name="Internet_20_link" text:visited-style-name="Visited_20_Internet_20_Link"><text:span text:style-name="Internet_20_link"><text:span text:style-name="T3">http://lvb.bio.ed.ac.uk/</text:span></text:span></text:a></text:p>
      <text:p text:style-name="P4"><text:span text:style-name="T24">GitHub:</text:span><text:span text:style-name="T32"> </text:span><text:a xlink:type="simple" xlink:href="https://github.com/phylolvb/lvb" text:style-name="Internet_20_link" text:visited-style-name="Visited_20_Internet_20_Link"><text:span text:style-name="Internet_20_link"><text:span text:style-name="T3">https://github.com/phylolvb/lvb</text:span></text:span></text:a></text:p>
      <text:p text:style-name="P4"><text:span text:style-name="Strong_20_Emphasis"><text:span text:style-name="T30">LVB</text:span></text:span><text:span text:style-name="T23"> </text:span><text:span text:style-name="T25">releases are</text:span><text:span text:style-name="T23"> available </text:span><text:span text:style-name="T26">for download </text:span><text:span text:style-name="T23">at the LVB Web page. </text:span><text:span text:style-name="T26">S</text:span><text:span text:style-name="T25">ource code under development </text:span><text:span text:style-name="T26">is</text:span><text:span text:style-name="T25"> available from</text:span><text:span text:style-name="T23"> GitHub.</text:span></text:p>
      <text:p text:style-name="P4"><text:span text:style-name="T23">Assuming your system is UNIX-like </text:span><text:span text:style-name="T26">(e.g. Linux)</text:span><text:span text:style-name="T23">, uses GNU </text:span><text:span text:style-name="HTML_20_Code"><text:span text:style-name="T23">mak</text:span></text:span><text:span text:style-name="HTML_20_Code"><text:span text:style-name="T25">e</text:span></text:span><text:span text:style-name="HTML_20_Code"><text:span text:style-name="T23"> </text:span></text:span><text:span text:style-name="HTML_20_Code"><text:span text:style-name="T25">and</text:span></text:span><text:span text:style-name="T23"> has Perl and LibreOffice installed, follow the instructions below. </text:span></text:p>
      <text:h text:style-name="P18" text:outline-level="3"><text:bookmark text:name="unpacking_the_source_code"/><text:bookmark-start text:name="__RefHeading___Toc1697_3632104200"/><text:bookmark-start text:name="_Toc536350049"/>Unpacking the source code<text:bookmark-end text:name="__RefHeading___Toc1697_3632104200"/><text:bookmark-end text:name="_Toc536350049"/></text:h>
      <text:p text:style-name="P4"><text:span text:style-name="T23">LVB can be unpacked from source. Assuming </text:span><text:span text:style-name="HTML_20_Code"><text:span text:style-name="T40">LVB_3.5_source.tar.gz</text:span></text:span><text:span text:style-name="HTML_20_Code"><text:span text:style-name="T23"> </text:span></text:span><text:span text:style-name="T23">is in the current directory, use the terminal to enter the following commands:</text:span></text:p>
      <text:p text:style-name="P3"><text:span text:style-name="HTML_20_Code"><text:span text:style-name="T39">tar xzvf LVB_3.5_source.tar.gz</text:span></text:span></text:p>
      <text:p text:style-name="P4"><text:span text:style-name="T23">This gives you the main directory </text:span><text:span text:style-name="HTML_20_Code"><text:span text:style-name="T40">LVB_3.5_source</text:span></text:span><text:span text:style-name="HTML_20_Code"><text:span text:style-name="T23"> </text:span></text:span><text:span text:style-name="T23">with a single subdirectory, </text:span><text:span text:style-name="T41">lvb</text:span><text:span text:style-name="T25">.</text:span></text:p>
      <text:p text:style-name="P41">Alternatively, the <text:span text:style-name="T49">latest development version – which may not have been tested and may not function correctly – </text:span>can be <text:span text:style-name="T51">obtained</text:span> from GitHub using the <text:span text:style-name="T38">git clone</text:span> command:</text:p>
      <text:p text:style-name="P48"><text:soft-page-break/>git clone https://github.com/phylolvb/lvb.git</text:p>
      <text:h text:style-name="P18" text:outline-level="3"><text:bookmark text:name="compiler_flags"/><text:bookmark-start text:name="_Toc536350050"/><text:bookmark-start text:name="__RefHeading___Toc1699_3632104200"/><text:bookmark text:name="compilation"/>Compilation<text:bookmark-end text:name="_Toc536350050"/><text:bookmark-end text:name="__RefHeading___Toc1699_3632104200"/></text:h>
      <text:p text:style-name="P4"><text:span text:style-name="T23">After any edits to </text:span><text:span text:style-name="HTML_20_Code"><text:span text:style-name="T40">Makefile</text:span></text:span><text:span text:style-name="HTML_20_Code"><text:span text:style-name="T23"> (if required)</text:span></text:span><text:span text:style-name="T23">, then assuming you begin in the </text:span><text:span text:style-name="HTML_20_Code"><text:span text:style-name="T40">LVB_3.5_source/</text:span></text:span><text:span text:style-name="HTML_20_Code"><text:span text:style-name="T42">lvb</text:span></text:span><text:span text:style-name="T23"> directory, the following sequence of commands will build </text:span><text:span text:style-name="Strong_20_Emphasis"><text:span text:style-name="T30">LVB</text:span></text:span><text:span text:style-name="T23"> and test it:</text:span></text:p>
      <text:p text:style-name="P3"><text:span text:style-name="HTML_20_Code"><text:span text:style-name="T39">make</text:span></text:span><text:span text:style-name="HTML_20_Code"><text:span text:style-name="T40"><text:line-break/></text:span></text:span><text:span text:style-name="HTML_20_Code"><text:span text:style-name="T39">make test</text:span></text:span></text:p>
      <text:p text:style-name="P41">Results of the above commands are:</text:p>
      <text:list xml:id="list2967241489" text:style-name="WWNum5">
        <text:list-item>
          <text:p text:style-name="P35"><text:span text:style-name="T23">A report on the tests, which is sent to the screen. All tests should pass. Any failure may indicate that </text:span><text:span text:style-name="Strong_20_Emphasis"><text:span text:style-name="T30">LVB</text:span></text:span><text:span text:style-name="T23"> will not work properly on your system.</text:span></text:p>
        </text:list-item>
      </text:list>
      <text:list xml:id="list151234702" text:style-name="WWNum4">
        <text:list-item>
          <text:p text:style-name="P36"><text:span text:style-name="T23">A stand-alone executable file, </text:span><text:span text:style-name="HTML_20_Code"><text:span text:style-name="T42">lvb</text:span></text:span><text:span text:style-name="T23">. This is all that is required to run the program.</text:span></text:p>
        </text:list-item>
        <text:list-item>
          <text:p text:style-name="P36"><text:span text:style-name="T23">Internal documentation of the LVB program, consisting of HTML files in the </text:span><text:span text:style-name="HTML_20_Code"><text:span text:style-name="T40">docs_programmer</text:span></text:span><text:span text:style-name="T23"> directory (see below).</text:span></text:p>
        </text:list-item>
      </text:list>
      <text:p text:style-name="P4"><text:span text:style-name="T23">After changing the source code or </text:span><text:span text:style-name="HTML_20_Code"><text:span text:style-name="T23">Makefile</text:span></text:span><text:span text:style-name="T23">, it is safer to always make again from scratch:</text:span></text:p>
      <text:p text:style-name="P34">make clean</text:p>
      <text:p text:style-name="P34">make </text:p>
      <text:p text:style-name="P48">make test</text:p>
      <text:h text:style-name="P18" text:outline-level="3"><text:bookmark-start text:name="__RefHeading___Toc1701_3632104200"/><text:bookmark-start text:name="_Toc536350051"/>Compiler options<text:bookmark-end text:name="__RefHeading___Toc1701_3632104200"/><text:bookmark-end text:name="_Toc536350051"/></text:h>
      <text:p text:style-name="P4"><text:span text:style-name="T23">By default, LVB is built using compiler options which make sense for the GNU C compiler (</text:span><text:span text:style-name="T40">gcc</text:span><text:span text:style-name="T23">) on 64-bit, AMD- or Intel-based Linux systems. For such systems, </text:span><text:span text:style-name="HTML_20_Code"><text:span text:style-name="T40">LVB/Makefile</text:span></text:span><text:span text:style-name="T23"> will work as-is.</text:span></text:p>
      <text:p text:style-name="P4"><text:span text:style-name="T23">When compiling for a 32-bit Linux system, for example, </text:span><text:span text:style-name="T26">very </text:span><text:span text:style-name="T23">old Intel hardware or the Raspberry Pi, changes must be made to </text:span><text:span text:style-name="HTML_20_Code"><text:span text:style-name="T40">Makefile</text:span></text:span><text:span text:style-name="T23">.</text:span></text:p>
      <text:h text:style-name="P22" text:outline-level="1"><text:bookmark-start text:name="__RefHeading___Toc1703_3632104200"/><text:bookmark-start text:name="_Toc536350052"/>Running LVB<text:bookmark-end text:name="__RefHeading___Toc1703_3632104200"/><text:bookmark-end text:name="_Toc536350052"/></text:h>
      <text:p text:style-name="P4"><text:bookmark text:name="description"/><text:bookmark text:name="running_lvb"/><text:span text:style-name="Strong_20_Emphasis"><text:span text:style-name="T30">LVB</text:span></text:span><text:span text:style-name="T23"> is a command-line program.</text:span></text:p>
      <text:p text:style-name="P4"><text:span text:style-name="Strong_20_Emphasis"><text:span text:style-name="T35">By default, </text:span></text:span><text:span text:style-name="Strong_20_Emphasis"><text:span text:style-name="T30">LVB</text:span></text:span><text:span text:style-name="T23"> reads the alignment file from the current directory (folder) and writes its main output to a file in the current directory. Command-line options may be used to specify non-default locations for input and output, the matrix format (PHYLIP by default), the interpretation of gaps in the alignment, the type of simulated annealing heuristic searches to run (with a sensible default), the seed for the pseudorandom number generator (with a sensible default), and whether bootstrap replicates are required (by default, no). Answers are entered using the keyboard. </text:span><text:span text:style-name="Strong_20_Emphasis"><text:span text:style-name="T30">LVB</text:span></text:span><text:span text:style-name="T23"> logs progress information and errors to the screen.</text:span></text:p>
      <text:h text:style-name="P26" text:outline-level="1"><text:bookmark text:name="macos_x"/><text:bookmark-start text:name="__RefHeading___Toc1705_3632104200"/><text:bookmark-start text:name="_Toc536350053"/><text:soft-page-break/>Command-Line Options<text:bookmark-end text:name="__RefHeading___Toc1705_3632104200"/><text:bookmark-end text:name="_Toc536350053"/></text:h>
      <text:p text:style-name="P53">Help (<text:span text:style-name="T38">-?</text:span> or <text:span text:style-name="T38">-h</text:span>)</text:p>
      <text:p text:style-name="P54">For help type:</text:p>
      <text:p text:style-name="P17"><text:span text:style-name="T51">lvb</text:span> -?</text:p>
      <text:h text:style-name="P18" text:outline-level="3"><text:bookmark-start text:name="__RefHeading___Toc1707_3632104200"/><text:bookmark-start text:name="_Toc536350054"/>Algorithm Selection (<text:span text:style-name="T38">-a</text:span>)<text:bookmark-end text:name="__RefHeading___Toc1707_3632104200"/><text:bookmark-end text:name="_Toc536350054"/></text:h>
      <text:p text:style-name="P7">LVB <text:span text:style-name="T51">has three algorithms for updating the current phylogenetic tree during its heuristic search</text:span>. The first algorithm (<text:span text:style-name="T38">-a0</text:span>) utilises branch-swapping algorithms in an alternating procedure, interchanging between <text:span text:style-name="T51">nearest-neighbor interchange (</text:span>NNI<text:span text:style-name="T51">)</text:span> and <text:span text:style-name="T51">subtree pruning-regrafting (</text:span>SPR<text:span text:style-name="T51">)</text:span> for any given number of iterations as a method of refining topologies in a hill-climbing methodology. The second algorithm (<text:span text:style-name="T38">-a1</text:span>) incorporates <text:span text:style-name="T51">tree bisection-reconnection (</text:span>TBR<text:span text:style-name="T51">)</text:span> into the iterative alternating procedure of algorithm one. <text:span text:style-name="T51">The third algorithm </text:span>(<text:span text:style-name="T38">-a2</text:span>) operates a self-learning approach whereby branch-swapping algorithms are selected based on previous success/failures at identifying more parsimonious phylogenies.</text:p>
      <text:p text:style-name="P7"/>
      <text:p text:style-name="P11">The default is algorithm <text:span text:style-name="T38">-a0</text:span> (NNI + SPR)</text:p>
      <text:p text:style-name="P7"/>
      <text:p text:style-name="P6"><text:span text:style-name="T15">Example</text:span><text:span text:style-name="T10">. Select </text:span><text:span text:style-name="T14">the </text:span><text:span text:style-name="T10">NNI + SPR + TBR </text:span><text:span text:style-name="T14">algorithm:</text:span></text:p>
      <text:p text:style-name="P7"/>
      <text:p text:style-name="P17"><text:span text:style-name="T51">lvb</text:span> -a2</text:p>
      <text:p text:style-name="P7"/>
      <text:h text:style-name="P20" text:outline-level="3"><text:bookmark-start text:name="__RefHeading___Toc1709_3632104200"/><text:bookmark-start text:name="_Toc536350055"/>Bootstrapping (<text:span text:style-name="T38">-b</text:span>)<text:bookmark-end text:name="__RefHeading___Toc1709_3632104200"/><text:bookmark-end text:name="_Toc536350055"/></text:h>
      <text:p text:style-name="P4"><text:span text:style-name="Strong_20_Emphasis"><text:span text:style-name="T30">LVB</text:span></text:span><text:span text:style-name="T23"> allows from 1 to 1000000 bootstrap replicates. For each replicate, a bootstrap sample of sites in the alignment is generated and analysed.</text:span></text:p>
      <text:p text:style-name="P4"><text:span text:style-name="T23">For an alignment matrix of </text:span><text:span text:style-name="Emphasis"><text:span text:style-name="T23">m</text:span></text:span><text:span text:style-name="T23"> sites, each bootstrap replicate contains </text:span><text:span text:style-name="Emphasis"><text:span text:style-name="T23">m</text:span></text:span><text:span text:style-name="T23"> sites, randomly sampled with replacement from the originals. Compared to the original alignment, it is likely that some sites are left out, some are present once, and others are present twice or more. In </text:span><text:span text:style-name="Strong_20_Emphasis"><text:span text:style-name="T30">LVB</text:span></text:span><text:span text:style-name="T23"> the probability of sampling a site is equal for all sites, irrespective of whether the site varies or is constant.</text:span></text:p>
      <text:p text:style-name="P41">Precisely one tree is output per bootstrap replicate. If more than one equally parsimonious tree is found for a replicate, one of the trees found is selected at random for output. This behaviour ensures equal representation of bootstrap replicates in any subsequent post-processing, for example, generation of a consensus tree. It differs from the behaviour without bootstrapping, when <text:span text:style-name="T50">all</text:span> the most parsimonious trees found are output.</text:p>
      <text:p text:style-name="P41">The default is zero (no bootstrapping).</text:p>
      <text:p text:style-name="P51"><text:span text:style-name="T16">Example</text:span><text:span text:style-name="T11">. Perform 100 bootstraps:</text:span></text:p>
      <text:p text:style-name="P17"><text:span text:style-name="T51">lvb</text:span> -b 100</text:p>
      <text:p text:style-name="P7"/>
      <text:h text:style-name="P21" text:outline-level="3"><text:bookmark-start text:name="__RefHeading___Toc1711_3632104200"/><text:bookmark-start text:name="_Toc536350056"/>Cooling Schedule (<text:span text:style-name="T38">-c</text:span>)<text:bookmark-end text:name="__RefHeading___Toc1711_3632104200"/><text:bookmark-end text:name="_Toc536350056"/></text:h>
      <text:p text:style-name="P4"><text:span text:style-name="T23">There are two types of cooling schedule. ‘Geometric’ (</text:span><text:span text:style-name="T40">g</text:span><text:span text:style-name="T23">) causes </text:span><text:span text:style-name="Strong_20_Emphasis"><text:span text:style-name="T31">LVB</text:span></text:span><text:span text:style-name="T23"> to run rapidly and usually gives results of good quality. (In the simulated annealing heuristic search, the relationship between one level of the ‘temperature’ and the next is set to exponential decay.) This is the default. ‘Linear’ </text:span><text:soft-page-break/><text:span text:style-name="T23">(</text:span><text:span text:style-name="T40">l</text:span><text:span text:style-name="T23">) causes </text:span><text:span text:style-name="Strong_20_Emphasis"><text:span text:style-name="T31">LVB</text:span></text:span><text:span text:style-name="T23"> to run more slowly and may give results of even better quality. (The relation between one level of the ‘temperature’ and the next is set to linear decrease.)</text:span></text:p>
      <text:p text:style-name="P46"><text:span text:style-name="T16">Example</text:span><text:span text:style-name="T11">. The following sets the cooling schedule to linear:</text:span></text:p>
      <text:p text:style-name="P17"><text:span text:style-name="T51">lvb</text:span> -c l</text:p>
      <text:h text:style-name="P19" text:outline-level="3"><text:bookmark-start text:name="__RefHeading___Toc1713_3632104200"/><text:bookmark-start text:name="_Toc536350057"/>Input File (<text:span text:style-name="T38">-i</text:span>)<text:bookmark-end text:name="__RefHeading___Toc1713_3632104200"/><text:bookmark-end text:name="_Toc536350057"/></text:h>
      <text:p text:style-name="P45">The default input file name for the MSA is <text:span text:style-name="T38">infile</text:span>, but it is possible to define another name.</text:p>
      <text:p text:style-name="P46"><text:span text:style-name="T17">Example</text:span><text:span text:style-name="T20">. Use the file </text:span><text:span text:style-name="T44">alignment.phy</text:span><text:span text:style-name="T20"> as input:</text:span></text:p>
      <text:p text:style-name="P50"><text:span text:style-name="T51">lvb</text:span> -i alignment.phy</text:p>
      <text:p text:style-name="P45">See also ‘Data matrix format (<text:span text:style-name="T38">-m</text:span>)’.</text:p>
      <text:h text:style-name="P21" text:outline-level="3"><text:bookmark-start text:name="__RefHeading___Toc1715_3632104200"/><text:bookmark-start text:name="_Toc536350058"/>Data Matrix Format (<text:span text:style-name="T38">-m</text:span>)<text:bookmark-end text:name="__RefHeading___Toc1715_3632104200"/><text:bookmark-end text:name="_Toc536350058"/></text:h>
      <text:p text:style-name="P4"><text:span text:style-name="Strong_20_Emphasis"><text:span text:style-name="T31">LVB</text:span></text:span><text:span text:style-name="T23"> can read matrices in PHYLIP 3.6 </text:span><text:span text:style-name="Emphasis"><text:span text:style-name="T23">interleaved,</text:span></text:span><text:span text:style-name="T23"> PHYLIP 3.6 </text:span><text:span text:style-name="Emphasis"><text:span text:style-name="T23">sequential, FASTA, Nexus, MSF and Clustal </text:span></text:span><text:span text:style-name="T23">format.</text:span></text:p>
      <text:p text:style-name="P41">Use this option to specify what format your data is [<text:span text:style-name="T38">phylip</text:span>|<text:span text:style-name="T38">fasta</text:span>|<text:span text:style-name="T38">nexus</text:span>|<text:span text:style-name="T38">msf</text:span>|<text:span text:style-name="T38">clustal</text:span>].</text:p>
      <text:p text:style-name="P41">The default is <text:span text:style-name="T47">phylip</text:span>.</text:p>
      <text:p text:style-name="P46"><text:span text:style-name="T16">Example</text:span><text:span text:style-name="T11">. The following specifies the input is in Fasta format:</text:span></text:p>
      <text:p text:style-name="P49"><text:span text:style-name="T51">lvb</text:span> -m fasta</text:p>
      <text:p text:style-name="P41">See also ‘Input file name (<text:span text:style-name="T38">-i</text:span>)’.</text:p>
      <text:p text:style-name="P52">Note on format</text:p>
      <text:p text:style-name="P41">The simplest type of data matrix in PHYLIP 3.6 format looks something like this:</text:p>
      <text:p text:style-name="P1"><text:span text:style-name="HTML_20_Code"><text:span text:style-name="T45"><text:s/></text:span></text:span><text:span text:style-name="HTML_20_Code"><text:span text:style-name="T40">6 13<text:line-break/>Archaeopt CGATGCTTAC CGC<text:line-break/>HesperorniCGTTACTCGT TGT<text:line-break/>BaluchitheTAATGTTAAT TGT<text:line-break/>B. virginiTAATGTTCGT TGT<text:line-break/>BrontosaurCAAAACCCAT CAT<text:line-break/>B.subtilisGGCAGCCAAT CAC</text:span></text:span></text:p>
      <text:p text:style-name="P41">The first line of the input file contains the number of sequences and the number of characters (sites). These are in free format, separated by blanks. The information for each sequence follows, starting with a ten-character sequence name (which can include blanks and a limited set of punctuation marks), and continuing with the characters for that sequence.</text:p>
      <text:p text:style-name="P46"><text:span text:style-name="T11">The name should come right at the start of the line, without any preceding blanks or tabs. It should be ten characters in length, filled out to the full ten characters by trailing blanks if shorter. Any printable ASCII character is allowed in the name, </text:span><text:span text:style-name="T16">except</text:span><text:span text:style-name="T11"> for parentheses ‘(’ and ‘)’, square brackets </text:span><text:soft-page-break/><text:span text:style-name="T11">‘[’ and ‘]’, colon ‘:’, semicolon ‘;’ and comma ‘,’. If you forget to extend the names to ten characters in length by blanks, an error message will result.</text:span></text:p>
      <text:p text:style-name="P41">The biological characters (bases or gaps) are each a single ASCII character, sometimes separated by blanks.</text:p>
      <text:p text:style-name="P4"><text:span text:style-name="T23">The sequences can continue over multiple lines. When this is done the sequences must be either in </text:span><text:span text:style-name="Emphasis"><text:span text:style-name="T23">interleaved</text:span></text:span><text:span text:style-name="T23"> format or </text:span><text:span text:style-name="Emphasis"><text:span text:style-name="T23">sequential</text:span></text:span><text:span text:style-name="T23"> format. In sequential format, all of one sequence is given, possibly on multiple lines, before the next starts. In interleaved format the first part of the file should contain the first part of each of the sequences, then possibly a line containing nothing but a carriage-return character, then the second part of each sequence, and so on. Only the first parts of the sequences should be preceded by names. The name must be on the same line as the first character of the data for that sequence. Here is a hypothetical example of the interleaved format:</text:span></text:p>
      <text:p text:style-name="P1"><text:span text:style-name="HTML_20_Code"><text:span text:style-name="T45"><text:s/></text:span></text:span><text:span text:style-name="HTML_20_Code"><text:span text:style-name="T40">5 42<text:line-break/>Turkey <text:s text:c="3"/>AAGCTNGGGC ATTTCAGGGT<text:line-break/>Salmo gairAAGCCTTGGC AGTGCAGGGT<text:line-break/>H. SapiensACCGGTTGGC CGTTCAGGGT<text:line-break/>Chimp <text:s text:c="4"/>AAACCCTTGC CGTTACGCTT<text:line-break/>Gorilla <text:s text:c="2"/>AAACCCTTGC CGGTACGCTT<text:line-break/>GAGCCCGGGC AATACAGGGT AT<text:line-break/>GAGCCGTGGC CGGGCACGGT AT<text:line-break/>ACAGGTTGGC CGTTCAGGGT AA<text:line-break/>AAACCGAGGC CGGGACACTC AT<text:line-break/>AAACCATTGC CGGTACGCTT AA</text:span></text:span></text:p>
      <text:p text:style-name="P41">while in a sequential format the same sequences would be:</text:p>
      <text:p text:style-name="P4"><text:span text:style-name="HTML_20_Code"><text:span text:style-name="T45"><text:s/></text:span></text:span><text:span text:style-name="HTML_20_Code"><text:span text:style-name="T40">5 42<text:line-break/>Turkey <text:s text:c="3"/>AAGCTNGGGC ATTTCAGGGT<text:line-break/>GAGCCCGGGC AATACAGGGT AT<text:line-break/>Salmo gairAAGCCTTGGC AGTGCAGGGT<text:line-break/>GAGCCGTGGC CGGGCACGGT AT<text:line-break/>H. SapiensACCGGTTGGC CGTTCAGGGT<text:line-break/>ACAGGTTGGC CGTTCAGGGT AA<text:line-break/>Chimp <text:s text:c="4"/>AAACCCTTGC CGTTACGCTT<text:line-break/>AAACCGAGGC CGGGACACTC AT<text:line-break/>Gorilla <text:s text:c="2"/>AAACCCTTGC CGGTACGCTT<text:line-break/>AAACCATTGC CGGTACGCTT AA</text:span></text:span></text:p>
      <text:p text:style-name="P4"><text:span text:style-name="T23">If each sequence only occupies one line in the matrix file, there is no difference between sequential and interleaved format and </text:span><text:span text:style-name="Strong_20_Emphasis"><text:span text:style-name="T31">LVB</text:span></text:span><text:span text:style-name="T23"> can read the file in either way. Other than this special case, it is important not to read an interleaved matrix as sequential or a sequential matrix as interleaved. A </text:span><text:span text:style-name="HTML_20_Code"><text:span text:style-name="T23">BAD BASE</text:span></text:span><text:span text:style-name="T23"> error message often indicates that the wrong format has been specified.</text:span></text:p>
      <text:p text:style-name="P41">Note that a portion of a sequence like this:</text:p>
      <text:p text:style-name="P3"><text:span text:style-name="HTML_20_Code"><text:span text:style-name="T40">300 AAGCGTGAAC GTTGTACTAA TRCAG</text:span></text:span></text:p>
      <text:p text:style-name="P41">is perfectly legal, assuming that the sequence name has gone before and is filled out to full length by blanks. The above digits and blanks will be ignored, the sequence being taken as starting at the first base symbol (in this case an A). This should enable you to use the output from many multiple-sequence alignment programs with only minimal editing.</text:p>
      <text:p text:style-name="P4"><text:soft-page-break/><text:span text:style-name="T31">LVB</text:span><text:span text:style-name="T23"> may have difficulties with spaces at the end of lines. The symptoms of this problem are that </text:span><text:span text:style-name="T31">LVB</text:span><text:span text:style-name="T23"> complains about a </text:span><text:span text:style-name="HTML_20_Code"><text:span text:style-name="T23">BAD BASE</text:span></text:span><text:span text:style-name="T23">, and you can find no other cause for this complaint. The problem may be avoided by deleting any spaces at the end of lines.</text:span></text:p>
      <text:p text:style-name="P4"><text:span text:style-name="T23">In interleaved format, the present version of </text:span><text:span text:style-name="Strong_20_Emphasis"><text:span text:style-name="T31">LVB</text:span></text:span><text:span text:style-name="T23"> may sometimes have difficulties with the blank lines between groups of lines, and if so you might want to retype those lines, making sure that they have only a carriage-return and no blank characters on them, or you may perhaps have to eliminate them. The symptoms of this problem are that </text:span><text:span text:style-name="Strong_20_Emphasis"><text:span text:style-name="T31">LVB</text:span></text:span><text:span text:style-name="T23"> complains that the sequences are not properly aligned, and you can find no other cause for this complaint.</text:span></text:p>
      <text:p text:style-name="P4"><text:span text:style-name="T28">Bases</text:span><text:span text:style-name="T23">. The sequences may contain A’s, G’s, C’s and T’s (or U’s, which </text:span><text:span text:style-name="Strong_20_Emphasis"><text:span text:style-name="T31">LVB</text:span></text:span><text:span text:style-name="T23"> treats as equivalent to T’s). Each ASCII character in the sequence must be one of the letters </text:span><text:span text:style-name="HTML_20_Code"><text:span text:style-name="T23">A</text:span></text:span><text:span text:style-name="T23">, </text:span><text:span text:style-name="HTML_20_Code"><text:span text:style-name="T23">B</text:span></text:span><text:span text:style-name="T23">, </text:span><text:span text:style-name="HTML_20_Code"><text:span text:style-name="T23">C</text:span></text:span><text:span text:style-name="T23">, </text:span><text:span text:style-name="HTML_20_Code"><text:span text:style-name="T23">D</text:span></text:span><text:span text:style-name="T23">, </text:span><text:span text:style-name="HTML_20_Code"><text:span text:style-name="T23">G</text:span></text:span><text:span text:style-name="T23">, </text:span><text:span text:style-name="HTML_20_Code"><text:span text:style-name="T23">H</text:span></text:span><text:span text:style-name="T23">, </text:span><text:span text:style-name="HTML_20_Code"><text:span text:style-name="T23">K</text:span></text:span><text:span text:style-name="T23">, </text:span><text:span text:style-name="HTML_20_Code"><text:span text:style-name="T23">M</text:span></text:span><text:span text:style-name="T23">, </text:span><text:span text:style-name="HTML_20_Code"><text:span text:style-name="T23">N</text:span></text:span><text:span text:style-name="T23">, </text:span><text:span text:style-name="HTML_20_Code"><text:span text:style-name="T23">R</text:span></text:span><text:span text:style-name="T23">, </text:span><text:span text:style-name="HTML_20_Code"><text:span text:style-name="T23">S</text:span></text:span><text:span text:style-name="T23">, </text:span><text:span text:style-name="HTML_20_Code"><text:span text:style-name="T23">T</text:span></text:span><text:span text:style-name="T23">, </text:span><text:span text:style-name="HTML_20_Code"><text:span text:style-name="T23">U</text:span></text:span><text:span text:style-name="T23">, </text:span><text:span text:style-name="HTML_20_Code"><text:span text:style-name="T23">V</text:span></text:span><text:span text:style-name="T23">, </text:span><text:span text:style-name="HTML_20_Code"><text:span text:style-name="T23">W</text:span></text:span><text:span text:style-name="T23">, </text:span><text:span text:style-name="HTML_20_Code"><text:span text:style-name="T23">X</text:span></text:span><text:span text:style-name="T23">, </text:span><text:span text:style-name="HTML_20_Code"><text:span text:style-name="T23">Y</text:span></text:span><text:span text:style-name="T23">, </text:span><text:span text:style-name="HTML_20_Code"><text:span text:style-name="T23">?</text:span></text:span><text:span text:style-name="T23">, or </text:span><text:span text:style-name="HTML_20_Code"><text:span text:style-name="T23">-</text:span></text:span><text:span text:style-name="T23"> (a period is not allowed, because it is used in different senses in different programs). Blanks will be ignored, and so will numerical digits.</text:span></text:p>
      <text:p text:style-name="P41">These characters can be either upper or lower case, because the algorithms convert all input characters to upper case (which is how they are treated). The characters constitute the IUPAC (IUB) nucleic acid code plus some slight extensions. They enable input of nucleic acid sequences taking full account of any ambiguities in the sequence.</text:p>
      <text:p text:style-name="P1"><text:span text:style-name="HTML_20_Code"><text:span text:style-name="T34">Symbol:<text:tab/>Meaning: <text:s text:c="30"/></text:span></text:span><text:span text:style-name="HTML_20_Code"><text:span text:style-name="T23"><text:line-break/></text:span></text:span><text:span text:style-name="HTML_20_Code"><text:span text:style-name="T40">A</text:span></text:span><text:span text:style-name="HTML_20_Code"><text:span text:style-name="T23"><text:tab/>Adenine<text:line-break/></text:span></text:span><text:span text:style-name="HTML_20_Code"><text:span text:style-name="T40">G</text:span></text:span><text:span text:style-name="HTML_20_Code"><text:span text:style-name="T23"><text:tab/>Guanine<text:line-break/></text:span></text:span><text:span text:style-name="HTML_20_Code"><text:span text:style-name="T40">C</text:span></text:span><text:span text:style-name="HTML_20_Code"><text:span text:style-name="T23"><text:tab/>Cytosine<text:line-break/></text:span></text:span><text:span text:style-name="HTML_20_Code"><text:span text:style-name="T40">T</text:span></text:span><text:span text:style-name="HTML_20_Code"><text:span text:style-name="T23"><text:tab/>Thymine<text:line-break/></text:span></text:span><text:span text:style-name="HTML_20_Code"><text:span text:style-name="T40">U</text:span></text:span><text:span text:style-name="HTML_20_Code"><text:span text:style-name="T23"><text:tab/>Uracil (treated as T by LVB)<text:line-break/></text:span></text:span><text:span text:style-name="HTML_20_Code"><text:span text:style-name="T40">Y</text:span></text:span><text:span text:style-name="HTML_20_Code"><text:span text:style-name="T23"><text:tab/>pYrimidine (C or T)<text:line-break/></text:span></text:span><text:span text:style-name="HTML_20_Code"><text:span text:style-name="T40">R</text:span></text:span><text:span text:style-name="HTML_20_Code"><text:span text:style-name="T23"><text:tab/>puRine (A or G)<text:line-break/></text:span></text:span><text:span text:style-name="HTML_20_Code"><text:span text:style-name="T40">W</text:span></text:span><text:span text:style-name="HTML_20_Code"><text:span text:style-name="T23"><text:tab/>‘Weak’ (A or T)<text:line-break/></text:span></text:span><text:span text:style-name="HTML_20_Code"><text:span text:style-name="T40">S</text:span></text:span><text:span text:style-name="HTML_20_Code"><text:span text:style-name="T23"><text:tab/>‘Strong’ (C or G)<text:line-break/></text:span></text:span><text:span text:style-name="HTML_20_Code"><text:span text:style-name="T40">K</text:span></text:span><text:span text:style-name="HTML_20_Code"><text:span text:style-name="T23"><text:tab/>‘Keto’ (T or G)<text:line-break/></text:span></text:span><text:span text:style-name="HTML_20_Code"><text:span text:style-name="T40">M</text:span></text:span><text:span text:style-name="HTML_20_Code"><text:span text:style-name="T23"><text:tab/>‘aMino’ (C or A)<text:line-break/></text:span></text:span><text:span text:style-name="HTML_20_Code"><text:span text:style-name="T40">B</text:span></text:span><text:span text:style-name="HTML_20_Code"><text:span text:style-name="T23"><text:tab/>not A (C or G or T)<text:line-break/></text:span></text:span><text:span text:style-name="HTML_20_Code"><text:span text:style-name="T40">D</text:span></text:span><text:span text:style-name="HTML_20_Code"><text:span text:style-name="T23"><text:tab/>not C (A or G or T)<text:line-break/></text:span></text:span><text:span text:style-name="HTML_20_Code"><text:span text:style-name="T40">H</text:span></text:span><text:span text:style-name="HTML_20_Code"><text:span text:style-name="T23"><text:tab/>not G (A or C or T)<text:line-break/></text:span></text:span><text:span text:style-name="HTML_20_Code"><text:span text:style-name="T40">V</text:span></text:span><text:span text:style-name="HTML_20_Code"><text:span text:style-name="T23"><text:tab/>not T (A or C or G)<text:line-break/></text:span></text:span><text:span text:style-name="HTML_20_Code"><text:span text:style-name="T40">N</text:span></text:span><text:span text:style-name="HTML_20_Code"><text:span text:style-name="T23"><text:tab/>aNy base (A or C or G or T)<text:line-break/></text:span></text:span><text:span text:style-name="HTML_20_Code"><text:span text:style-name="T40">X</text:span></text:span><text:span text:style-name="HTML_20_Code"><text:span text:style-name="T23"><text:tab/>any base (A or C or G or T)<text:line-break/></text:span></text:span><text:span text:style-name="HTML_20_Code"><text:span text:style-name="T40">?</text:span></text:span><text:span text:style-name="HTML_20_Code"><text:span text:style-name="T23"><text:tab/>unknown (A or C or G or T)<text:line-break/></text:span></text:span><text:span text:style-name="HTML_20_Code"><text:span text:style-name="T46">-</text:span></text:span><text:span text:style-name="HTML_20_Code"><text:span text:style-name="T34"><text:tab/>unknown (A or C or G or T)</text:span></text:span></text:p>
      <text:h text:style-name="P18" text:outline-level="3"><text:bookmark-start text:name="__RefHeading___Toc1717_3632104200"/><text:bookmark-start text:name="_Toc536350059"/>Outtree (<text:span text:style-name="T38">-o</text:span>)<text:bookmark-end text:name="__RefHeading___Toc1717_3632104200"/><text:bookmark-end text:name="_Toc536350059"/></text:h>
      <text:p text:style-name="P41">Without bootstrapping, the output file contains the most parsimonious tree or trees found. With bootstrapping, the output file contains one most parsimonious tree found for each replicate.</text:p>
      <text:p text:style-name="P41">Trees use a subset of the ‘Newick standard’ tree format. This is accepted by many other programs.</text:p>
      <text:p text:style-name="P4"><text:span text:style-name="T23">Trees may be converted to graphics files using the </text:span><text:span text:style-name="HTML_20_Code"><text:span text:style-name="T23">drawtree</text:span></text:span><text:span text:style-name="T23"> program of the PHYLIP package. They may also be viewed and printed using the separate program, Mesquite.</text:span></text:p>
      <text:p text:style-name="P4"><text:soft-page-break/><text:span text:style-name="T23">Without bootstrapping, if more than one equally parsimonious tree is found, these may be combined in various ways using </text:span><text:span text:style-name="HTML_20_Code"><text:span text:style-name="T23">consense</text:span></text:span><text:span text:style-name="T23"> in the PHYLIP package. With bootstrapping, </text:span><text:span text:style-name="HTML_20_Code"><text:span text:style-name="T23">consense</text:span></text:span><text:span text:style-name="T23"> is useful to generate the majority rule consensus tree.</text:span></text:p>
      <text:p text:style-name="P46"><text:span text:style-name="T11">Output trees are unrooted, and branch lengths are not given. Some software (e.g. Mesquite) will display these trees as if they are rooted, but </text:span><text:span text:style-name="T16">the default root position is entirely arbitrary. It must not be regarded as biologically meaningful</text:span><text:span text:style-name="T11">.</text:span></text:p>
      <text:p text:style-name="P4"><text:span text:style-name="T23">Trees may be rooted in the </text:span><text:span text:style-name="HTML_20_Code"><text:span text:style-name="T23">retree</text:span></text:span><text:span text:style-name="T23"> program of the PHYLIP package. Trees may also be rooted, and branch lengths (under various models of character state change) may be obtained by importing the data matrix and tree into Mesquite.</text:span></text:p>
      <text:p text:style-name="P2"><text:span text:style-name="T23">The default file name is </text:span><text:span text:style-name="HTML_20_Code"><text:span text:style-name="T23">outtree.</text:span></text:span></text:p>
      <text:p text:style-name="P4"><text:span text:style-name="HTML_20_Code"><text:span text:style-name="T23">Example. Output to a file named </text:span></text:span><text:span text:style-name="HTML_20_Code"><text:span text:style-name="T40">trees.phy</text:span></text:span><text:span text:style-name="HTML_20_Code"><text:span text:style-name="T23">:</text:span></text:span></text:p>
      <text:p text:style-name="P4"><text:span text:style-name="HTML_20_Code"><text:span text:style-name="T43">lvb</text:span></text:span><text:span text:style-name="HTML_20_Code"><text:span text:style-name="T40"> -o trees.phy</text:span></text:span></text:p>
      <text:h text:style-name="P21" text:outline-level="3"><text:bookmark-start text:name="__RefHeading___Toc1719_3632104200"/><text:bookmark-start text:name="_Toc536350060"/>Threading (<text:span text:style-name="T38">-p</text:span>)<text:bookmark-end text:name="__RefHeading___Toc1719_3632104200"/><text:bookmark-end text:name="_Toc536350060"/></text:h>
      <text:p text:style-name="P4"><text:span text:style-name="Strong_20_Emphasis"><text:span text:style-name="T31">LVB</text:span></text:span><text:span text:style-name="T23"> allows the use of multiple threads, which can make it run faster on a multi-core computer. The number of threads is adjusted internally to suit your data, and may be fewer than requested. The default is to use one thread.</text:span></text:p>
      <text:p text:style-name="P46"><text:span text:style-name="T16">Example</text:span><text:span text:style-name="T11">. Run </text:span><text:span text:style-name="T19">LVB</text:span><text:span text:style-name="T11"> using two threads:</text:span></text:p>
      <text:p text:style-name="P17"><text:span text:style-name="T52">lvb</text:span> -p 2</text:p>
      <text:p text:style-name="P7"/>
      <text:h text:style-name="P20" text:outline-level="3"><text:bookmark-start text:name="__RefHeading___Toc1721_3632104200"/><text:bookmark-start text:name="_Toc536350061"/>Random Number Seed (<text:span text:style-name="T38">-s</text:span>)<text:bookmark-end text:name="__RefHeading___Toc1721_3632104200"/><text:bookmark-end text:name="_Toc536350061"/></text:h>
      <text:p text:style-name="P46"><text:span text:style-name="T11">Is it possible to pass the seed number, but by default value is taken from the system clock and hence will vary from one analysis to the next, changing every second. The default is usually appropriate. However, if several instances of </text:span><text:span text:style-name="T19">LVB</text:span><text:span text:style-name="T11"> are being launched simultaneously, for example on a computer cluster, specifying a unique seed for each instance is preferable. The seed must be an integer in the range 0 to 900000000, inclusive.</text:span></text:p>
      <text:p text:style-name="P46"><text:span text:style-name="T16">Example</text:span><text:span text:style-name="T11">. The following sets the random number seed to 1039960:</text:span></text:p>
      <text:p text:style-name="P65"><text:span text:style-name="T52">lvb</text:span> -s 1039960</text:p>
      <text:h text:style-name="P19" text:outline-level="3"><text:bookmark-start text:name="__RefHeading___Toc1723_3632104200"/><text:bookmark-start text:name="_Toc536350062"/>Trees (<text:span text:style-name="T38">-t</text:span>)<text:bookmark-end text:name="__RefHeading___Toc1723_3632104200"/><text:bookmark-end text:name="_Toc536350062"/></text:h>
      <text:p text:style-name="P63"><text:span text:style-name="T11">The number of trees to save during the search. Once the limit is reached, LVB will output trees found so far, and halt. These trees should not be considered a final result. Rather, the option may be used as a last-resort measure, to prevent </text:span><text:span text:style-name="T19">LVB</text:span><text:span text:style-name="T11"> exhausting the RAM or address space on your computer.</text:span></text:p>
      <text:p text:style-name="P64">The default is to save all trees (no limit).</text:p>
      <text:p text:style-name="P64"/>
      <text:h text:style-name="P20" text:outline-level="3"><text:bookmark-start text:name="__RefHeading___Toc1725_3632104200"/><text:bookmark-start text:name="_Toc536350063"/>Verbose (<text:span text:style-name="T38">-v</text:span>)<text:bookmark-end text:name="__RefHeading___Toc1725_3632104200"/><text:bookmark-end text:name="_Toc536350063"/></text:h>
      <text:p text:style-name="P66">Run LVB verbosely. For most users, this will not be helpful.</text:p>
      <text:h text:style-name="P22" text:outline-level="1"><text:bookmark text:name="output"/><text:bookmark-start text:name="__RefHeading___Toc1727_3632104200"/><text:bookmark-start text:name="_Toc536350064"/><text:soft-page-break/>Output<text:bookmark-end text:name="__RefHeading___Toc1727_3632104200"/><text:bookmark-end text:name="_Toc536350064"/></text:h>
      <text:p text:style-name="P4"><text:span text:style-name="Strong_20_Emphasis"><text:span text:style-name="T31">LVB</text:span></text:span><text:span text:style-name="T23"> logs its version, details of the analysis, an indication of progress and any errors encountered to the standard output, which is usually the screen.</text:span></text:p>
      <text:p text:style-name="P46"><text:span text:style-name="T11">Without bootstrapping, the ‘temperature’, rearrangement number (iteration) of the search and current tree length are logged periodically. During simulated annealing, the tree length can go up as well as down. </text:span><text:span text:style-name="T19">LVB</text:span><text:span text:style-name="T11"> keeps and outputs the shortest trees encountered during its search. The length of this tree or trees is logged to the screen near the end of the analysis.</text:span></text:p>
      <text:p text:style-name="P41">With bootstrapping, the replicate number is logged, along with the number of rearrangements tries, the number of trees output (currently always 1) and length of tree found for that replicate.</text:p>
      <text:h text:style-name="P27" text:outline-level="2"><text:bookmark text:name="compiling_lvb"/><text:bookmark-start text:name="_Toc536350065"/><text:bookmark-start text:name="__RefHeading___Toc1729_3632104200"/><text:bookmark text:name="documentation"/>Documentation<text:bookmark-end text:name="_Toc536350065"/><text:bookmark-end text:name="__RefHeading___Toc1729_3632104200"/></text:h>
      <text:p text:style-name="P4"><text:span text:style-name="T23">The source for the main documentation (i.e. this file) is </text:span><text:span text:style-name="HTML_20_Code"><text:span text:style-name="T40">LVB_manual.odt</text:span></text:span><text:span text:style-name="T23"> in the </text:span><text:span text:style-name="HTML_20_Code"><text:span text:style-name="T23">LVB_MAIN</text:span></text:span><text:span text:style-name="T23"> directory. make invokes LibreOffice to convert this to PDF format, </text:span><text:span text:style-name="T40">LVB_manual.pdf</text:span><text:span text:style-name="T23">. For this to work, the LibreOffice program must be on your PATH; and you must not be running LibreOffice when you make.</text:span><text:bookmark text:name="_GoBack"/><text:bookmark text:name="support"/></text:p>
      <text:h text:style-name="P22" text:outline-level="1"><text:bookmark-start text:name="__RefHeading___Toc1731_3632104200"/><text:bookmark-start text:name="_Toc536350066"/>Support and Registration<text:bookmark-end text:name="__RefHeading___Toc1731_3632104200"/><text:bookmark-end text:name="_Toc536350066"/></text:h>
      <text:p text:style-name="P32">Please send any questions or LVB bug reports to: </text:p>
      <text:p text:style-name="P5"><text:span text:style-name="T23">Daniel Barker, email: </text:span><text:a xlink:type="simple" xlink:href="mailto:Daniel.Barker@ed.ac.uk" text:style-name="Internet_20_link" text:visited-style-name="Visited_20_Internet_20_Link"><text:span text:style-name="Internet_20_link"><text:span text:style-name="T2">Daniel.Barker@ed.ac.uk</text:span></text:span></text:a></text:p>
      <text:h text:style-name="P22" text:outline-level="1"><text:bookmark text:name="acknowledgements"/><text:bookmark-start text:name="__RefHeading___Toc1733_3632104200"/><text:bookmark-start text:name="_Toc536350067"/>Acknowledgements<text:bookmark-end text:name="__RefHeading___Toc1733_3632104200"/><text:bookmark-end text:name="_Toc536350067"/></text:h>
      <text:p text:style-name="P41">Most of the above documentation for <text:span text:style-name="T38">infile</text:span> is taken from the PHYLIP manual. We wish to thank Joe Felsenstein for making PHYLIP freely available <text:span text:style-name="T52">(Felsenstein 1993)</text:span>.</text:p>
      <text:p text:style-name="P4"><text:bookmark text:name="see_also"/><text:bookmark text:name="item_LVB_Web_page"/><text:span text:style-name="Strong_20_Emphasis"><text:span text:style-name="T23">LVB Web site</text:span></text:span><text:span text:style-name="Strong_20_Emphasis"><text:span text:style-name="T31">: </text:span></text:span><text:a xlink:type="simple" xlink:href="http://lvb.bio.ed.ac.uk/" text:style-name="Internet_20_link" text:visited-style-name="Visited_20_Internet_20_Link"><text:span text:style-name="Internet_20_link"><text:span text:style-name="T3">http://lvb.bio.ed.ac.uk/</text:span></text:span></text:a></text:p>
      <text:p text:style-name="P4"><text:bookmark text:name="item_PHYLIP"/><text:span text:style-name="Strong_20_Emphasis"><text:span text:style-name="T23">PHYLIP: </text:span></text:span><text:a xlink:type="simple" xlink:href="http://evolution.genetics.washington.edu/phylip.html" text:style-name="Internet_20_link" text:visited-style-name="Visited_20_Internet_20_Link"><text:span text:style-name="T2">http://evolution.genetics.washington.edu/phylip.html</text:span></text:a></text:p>
      <text:p text:style-name="P4"><text:bookmark text:name="item_Mesquite"/><text:span text:style-name="Strong_20_Emphasis"><text:span text:style-name="T23">Mesquite:</text:span></text:span><text:span text:style-name="Strong_20_Emphasis"><text:span text:style-name="T31"> </text:span></text:span><text:a xlink:type="simple" xlink:href="https://www.mesquiteproject.org/" text:style-name="Internet_20_link" text:visited-style-name="Visited_20_Internet_20_Link"><text:span text:style-name="Internet_20_link"><text:span text:style-name="T2">https://www.mesquiteproject.org/</text:span></text:span></text:a><text:span text:style-name="Strong_20_Emphasis"><text:span text:style-name="T6"> <text:s/></text:span></text:span></text:p>
      <text:h text:style-name="P25" text:outline-level="1"><text:bookmark-start text:name="__RefHeading___Toc1735_3632104200"/><text:bookmark-start text:name="_Toc536350068"/><text:span text:style-name="T37">References</text:span><text:bookmark-end text:name="__RefHeading___Toc1735_3632104200"/><text:bookmark-end text:name="_Toc536350068"/></text:h>
      <text:p text:style-name="P64">Felsenstein J <text:span text:style-name="T52">(</text:span>1993<text:span text:style-name="T52">)</text:span> PHYLIP (phylogeny inference package), version 3.5 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1" svg:font-family="Wingdings" style:font-charset="x-symbol"/>
    <style:font-face style:name="Courier New1" svg:font-family="'Courier New'"/>
    <style:font-face style:name="Lohit Devanagari" svg:font-family="'Lohit Devanagari'"/>
    <style:font-face style:name="FreeMono" svg:font-family="Free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default-outline-level="1" style:list-style-name="" style:class="text">
      <style:paragraph-properties fo:margin-top="0.494cm" fo:margin-bottom="0.494cm" loext:contextual-spacing="false"/>
      <style:text-properties fo:font-size="24pt" fo:font-weight="bold" style:font-size-asian="24pt" style:font-weight-asian="bold" style:font-size-complex="24pt" style:font-weight-complex="bold"/>
    </style:style>
    <style:style style:name="Heading_20_2" style:display-name="Heading 2" style:family="paragraph" style:default-outline-level="2" style:list-style-name="" style:class="text">
      <style:paragraph-properties fo:margin-top="0.494cm" fo:margin-bottom="0.494cm" loext:contextual-spacing="false"/>
      <style:text-properties fo:font-size="18pt" fo:font-weight="bold" style:font-size-asian="18pt" style:font-weight-asian="bold" style:font-size-complex="18pt" style:font-weight-complex="bold"/>
    </style:style>
    <style:style style:name="Heading_20_3" style:display-name="Heading 3" style:family="paragraph" style:default-outline-level="3" style:list-style-name="" style:class="text">
      <style:paragraph-properties fo:margin-top="0.494cm" fo:margin-bottom="0.494cm" loext:contextual-spacing="false"/>
      <style:text-properties fo:font-size="13.5pt" fo:font-weight="bold" style:font-size-asian="13.5pt" style:font-weight-asian="bold" style:font-size-complex="13.5pt"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12cm" loext:contextual-spacing="false"/>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HTML_20_Preformatted" style:display-name="HTML Preformatted" style:family="paragraph" style:parent-style-name="Standard_20__28_user_29_"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family-generic="roman" style:font-pitch="variable" style:font-name-asian="Courier1" style:font-family-asian="Courier" style:font-family-generic-asian="system" style:font-pitch-asian="variable" style:font-name-complex="Courier1" style:font-family-complex="Courier" style:font-family-generic-complex="system" style:font-pitch-complex="variable"/>
    </style:style>
    <style:style style:name="Footer" style:family="paragraph" style:parent-style-name="Standard_20__28_user_29_"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_20__28_user_29_" style:default-outline-level="" style:class="html">
      <style:paragraph-properties fo:margin-left="1cm" fo:margin-right="1cm" fo:margin-top="0cm" fo:margin-bottom="0.499cm" loext: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text-properties style:font-name-complex="Mangal" style:font-family-complex="Mangal" style:font-family-generic-complex="system" style:font-pitch-complex="variable" style:font-size-complex="10.5pt"/>
    </style:style>
    <style:style style:name="TOC_20_Heading" style:display-name="TOC Heading" style:family="paragraph" style:parent-style-name="Heading_20_1" style:next-style-name="Standard" style:default-outline-level="">
      <style:paragraph-properties fo:margin-top="0.423cm" fo:margin-bottom="0cm" loext:contextual-spacing="false" fo:line-height="108%" fo:keep-together="always" fo:orphans="2" fo:widows="2" fo:hyphenation-ladder-count="no-limit" fo:keep-with-next="always" style:vertical-align="auto"/>
      <style:text-properties fo:color="#2f5496" style:font-name="Calibri Light" fo:font-family="'Calibri Light'" style:font-family-generic="roman" style:font-pitch="variable" fo:font-size="16pt" fo:language="en" fo:country="US" fo:font-weight="normal" style:letter-kerning="false" style:font-name-asian="SimSun" style:font-family-asian="SimSun" style:font-family-generic-asian="system" style:font-pitch-asian="variable" style:font-size-asian="16pt" style:language-asian="en" style:country-asian="US" style:font-weight-asian="normal" style:font-name-complex="Lucida Sans" style:font-family-complex="'Lucida Sans'" style:font-family-generic-complex="system" style:font-pitch-complex="variable" style:font-size-complex="16pt" style:language-complex="ar" style:country-complex="SA" style:font-weight-complex="normal" fo:hyphenate="true" fo:hyphenation-remain-char-count="2" fo:hyphenation-push-char-count="2"/>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complex="Mangal" style:font-family-complex="Mangal" style:font-family-generic-complex="system" style:font-pitch-complex="variable" style:font-size-complex="10.5pt"/>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writing-mode="lr-tb"/>
      <style:text-properties style:font-name-complex="Mangal" style:font-family-complex="Mangal" style:font-family-generic-complex="system" style:font-pitch-complex="variable" style:font-size-complex="10.5pt"/>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176cm" loext:contextual-spacing="false" fo:text-indent="0cm" style:auto-text-indent="false"/>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Internet_20_link_20__28_user_29_" style:display-name="Internet link (user)" style:family="text">
      <style:text-properties fo:color="#339933" style:text-underline-style="solid" style:text-underline-width="auto" style:text-underline-color="font-color"/>
    </style:style>
    <style:style style:name="WW8Num2z0" style:family="text">
      <style:text-properties style:font-name="Symbol" fo:font-family="Symbol" style:font-family-generic="roman" style:font-pitch="variable" fo:font-size="10pt" style:font-name-asian="Symbol2" style:font-family-asian="Symbol" style:font-family-generic-asian="system" style:font-pitch-asian="variable" style:font-size-asian="10pt" style:font-name-complex="Symbol2" style:font-family-complex="Symbol" style:font-family-generic-complex="system" style:font-pitch-complex="variable"/>
    </style:style>
    <style:style style:name="WW8Num2z1" style:family="text">
      <style:text-properties style:font-name="Courier New" fo:font-family="'Courier New'" style:font-family-generic="roman" style:font-pitch="variable" fo:font-size="10pt" style:font-name-asian="Courier New2" style:font-family-asian="'Courier New'" style:font-family-generic-asian="system" style:font-pitch-asian="variable" style:font-size-asian="10pt" style:font-name-complex="Courier New2" style:font-family-complex="'Courier New'" style:font-family-generic-complex="system" style:font-pitch-complex="variable"/>
    </style:style>
    <style:style style:name="WW8Num2z2" style:family="text">
      <style:text-properties style:font-name="Wingdings" fo:font-family="Wingdings" style:font-family-generic="roman" style:font-pitch="variable" fo:font-size="10pt" style:font-name-asian="Wingdings2" style:font-family-asian="Wingdings" style:font-family-generic-asian="system" style:font-pitch-asian="variable" style:font-size-asian="10pt" style:font-name-complex="Wingdings2" style:font-family-complex="Wingdings" style:font-family-generic-complex="system" style:font-pitch-complex="variable"/>
    </style:style>
    <style:style style:name="WW8Num1z0" style:family="text">
      <style:text-properties style:font-name="Symbol" fo:font-family="Symbol" style:font-family-generic="roman" style:font-pitch="variable" fo:font-size="10pt" style:font-name-asian="Symbol2" style:font-family-asian="Symbol" style:font-family-generic-asian="system" style:font-pitch-asian="variable" style:font-size-asian="10pt" style:font-name-complex="Symbol2" style:font-family-complex="Symbol" style:font-family-generic-complex="system" style:font-pitch-complex="variable"/>
    </style:style>
    <style:style style:name="WW8Num1z1" style:family="text">
      <style:text-properties style:font-name="Courier New" fo:font-family="'Courier New'" style:font-family-generic="roman" style:font-pitch="variable" fo:font-size="10pt" style:font-name-asian="Courier New2" style:font-family-asian="'Courier New'" style:font-family-generic-asian="system" style:font-pitch-asian="variable" style:font-size-asian="10pt" style:font-name-complex="Courier New2" style:font-family-complex="'Courier New'" style:font-family-generic-complex="system" style:font-pitch-complex="variable"/>
    </style:style>
    <style:style style:name="WW8Num1z2" style:family="text">
      <style:text-properties style:font-name="Wingdings" fo:font-family="Wingdings" style:font-family-generic="roman" style:font-pitch="variable" fo:font-size="10pt" style:font-name-asian="Wingdings2" style:font-family-asian="Wingdings" style:font-family-generic-asian="system" style:font-pitch-asian="variable" style:font-size-asian="10pt" style:font-name-complex="Wingdings2" style:font-family-complex="Wingdings" style:font-family-generic-complex="system" style:font-pitch-complex="variable"/>
    </style:style>
    <style:style style:name="WW8Num3z0" style:family="text">
      <style:text-properties style:font-name="Symbol" fo:font-family="Symbol" style:font-family-generic="roman" style:font-pitch="variable" fo:font-size="10pt" style:font-name-asian="Symbol2" style:font-family-asian="Symbol" style:font-family-generic-asian="system" style:font-pitch-asian="variable" style:font-size-asian="10pt" style:font-name-complex="Symbol2" style:font-family-complex="Symbol" style:font-family-generic-complex="system" style:font-pitch-complex="variable"/>
    </style:style>
    <style:style style:name="WW8Num3z1" style:family="text">
      <style:text-properties style:font-name="Courier New" fo:font-family="'Courier New'" style:font-family-generic="roman" style:font-pitch="variable" fo:font-size="10pt" style:font-name-asian="Courier New2" style:font-family-asian="'Courier New'" style:font-family-generic-asian="system" style:font-pitch-asian="variable" style:font-size-asian="10pt" style:font-name-complex="Courier New2" style:font-family-complex="'Courier New'" style:font-family-generic-complex="system" style:font-pitch-complex="variable"/>
    </style:style>
    <style:style style:name="WW8Num3z2" style:family="text">
      <style:text-properties style:font-name="Wingdings" fo:font-family="Wingdings" style:font-family-generic="roman" style:font-pitch="variable" fo:font-size="10pt" style:font-name-asian="Wingdings2" style:font-family-asian="Wingdings" style:font-family-generic-asian="system" style:font-pitch-asian="variable" style:font-size-asian="10pt" style:font-name-complex="Wingdings2" style:font-family-complex="Wingdings"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HTML_20_Code" style:display-name="HTML Code" style:family="text">
      <style:text-properties style:font-name="Courier" fo:font-family="Courier" style:font-family-generic="roman" style:font-pitch="variable" fo:font-size="10pt" style:font-name-asian="MS Mincho" style:font-family-asian="'MS Mincho'" style:font-family-generic-asian="system" style:font-pitch-asian="variable" style:font-size-asian="10pt" style:font-name-complex="Courier1" style:font-family-complex="Courier" style:font-family-generic-complex="system" style:font-pitch-complex="variable" style:font-size-complex="10pt"/>
    </style:style>
    <style:style style:name="Emphasis" style:family="text">
      <style:text-properties fo:font-style="italic" style:font-style-asian="italic" style:font-style-complex="italic"/>
    </style:style>
    <style:style style:name="WW8Num4z0" style:family="text">
      <style:text-properties style:font-name="Symbol" fo:font-family="Symbol" style:font-family-generic="roman" style:font-pitch="variable" fo:font-size="10pt" style:font-name-asian="Symbol2" style:font-family-asian="Symbol" style:font-family-generic-asian="system" style:font-pitch-asian="variable" style:font-size-asian="10pt" style:font-name-complex="Symbol2" style:font-family-complex="Symbol" style:font-family-generic-complex="system" style:font-pitch-complex="variable"/>
    </style:style>
    <style:style style:name="WW8Num4z1" style:family="text">
      <style:text-properties style:font-name="Courier New" fo:font-family="'Courier New'" style:font-family-generic="roman" style:font-pitch="variable" fo:font-size="10pt" style:font-name-asian="Courier New2" style:font-family-asian="'Courier New'" style:font-family-generic-asian="system" style:font-pitch-asian="variable" style:font-size-asian="10pt" style:font-name-complex="Courier New2" style:font-family-complex="'Courier New'" style:font-family-generic-complex="system" style:font-pitch-complex="variable"/>
    </style:style>
    <style:style style:name="WW8Num4z2" style:family="text">
      <style:text-properties style:font-name="Wingdings" fo:font-family="Wingdings" style:font-family-generic="roman" style:font-pitch="variable" fo:font-size="10pt" style:font-name-asian="Wingdings2" style:font-family-asian="Wingdings" style:font-family-generic-asian="system" style:font-pitch-asian="variable" style:font-size-asian="10pt" style:font-name-complex="Wingdings2" style:font-family-complex="Wingdings" style:font-family-generic-complex="system" style:font-pitch-complex="variable"/>
    </style:style>
    <style:style style:name="Visited_20_Internet_20_Link" style:display-name="Visited Internet Link" style:family="text">
      <style:text-properties fo:color="#800000" style:text-underline-style="solid" style:text-underline-width="auto" style:text-underline-color="font-color"/>
    </style:style>
    <style:style style:name="Header_20_Char" style:display-name="Header Char" style:family="text" style:parent-style-name="Default_20_Paragraph_20_Font">
      <style:text-properties style:font-name-complex="Mangal" style:font-family-complex="Mangal" style:font-family-generic-complex="system" style:font-pitch-complex="variable" style:font-size-complex="10.5pt"/>
    </style:style>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size="10pt" style:font-size-asian="10pt" style:font-name-complex="Symbol2" style:font-family-complex="Symbol" style:font-family-generic-complex="system" style:font-pitch-complex="variable"/>
    </style:style>
    <style:style style:name="ListLabel_20_2" style:display-name="ListLabel 2" style:family="text">
      <style:text-properties fo:font-size="10pt" style:font-size-asian="10pt" style:font-name-complex="Courier New2" style:font-family-complex="'Courier New'" style:font-family-generic-complex="system" style:font-pitch-complex="variable"/>
    </style:style>
    <style:style style:name="ListLabel_20_3" style:display-name="ListLabel 3" style:family="text">
      <style:text-properties fo:font-size="10pt" style:font-size-asian="10pt" style:font-name-complex="Wingdings2" style:font-family-complex="Wingdings" style:font-family-generic-complex="system" style:font-pitch-complex="variable"/>
    </style:style>
    <style:style style:name="ListLabel_20_4" style:display-name="ListLabel 4" style:family="text">
      <style:text-properties fo:font-size="10pt" style:font-size-asian="10pt" style:font-name-complex="Wingdings2" style:font-family-complex="Wingdings" style:font-family-generic-complex="system" style:font-pitch-complex="variable"/>
    </style:style>
    <style:style style:name="ListLabel_20_5" style:display-name="ListLabel 5" style:family="text">
      <style:text-properties fo:font-size="10pt" style:font-size-asian="10pt" style:font-name-complex="Wingdings2" style:font-family-complex="Wingdings" style:font-family-generic-complex="system" style:font-pitch-complex="variable"/>
    </style:style>
    <style:style style:name="ListLabel_20_6" style:display-name="ListLabel 6" style:family="text">
      <style:text-properties fo:font-size="10pt" style:font-size-asian="10pt" style:font-name-complex="Wingdings2" style:font-family-complex="Wingdings" style:font-family-generic-complex="system" style:font-pitch-complex="variable"/>
    </style:style>
    <style:style style:name="ListLabel_20_7" style:display-name="ListLabel 7" style:family="text">
      <style:text-properties fo:font-size="10pt" style:font-size-asian="10pt" style:font-name-complex="Wingdings2" style:font-family-complex="Wingdings" style:font-family-generic-complex="system" style:font-pitch-complex="variable"/>
    </style:style>
    <style:style style:name="ListLabel_20_8" style:display-name="ListLabel 8" style:family="text">
      <style:text-properties fo:font-size="10pt" style:font-size-asian="10pt" style:font-name-complex="Wingdings2" style:font-family-complex="Wingdings" style:font-family-generic-complex="system" style:font-pitch-complex="variable"/>
    </style:style>
    <style:style style:name="ListLabel_20_9" style:display-name="ListLabel 9" style:family="text">
      <style:text-properties fo:font-size="10pt" style:font-size-asian="10pt" style:font-name-complex="Wingdings2" style:font-family-complex="Wingdings" style:font-family-generic-complex="system" style:font-pitch-complex="variable"/>
    </style:style>
    <style:style style:name="ListLabel_20_10" style:display-name="ListLabel 10" style:family="text">
      <style:text-properties fo:font-size="10pt" style:font-size-asian="10pt" style:font-name-complex="Symbol2" style:font-family-complex="Symbol" style:font-family-generic-complex="system" style:font-pitch-complex="variable"/>
    </style:style>
    <style:style style:name="ListLabel_20_11" style:display-name="ListLabel 11" style:family="text">
      <style:text-properties fo:font-size="10pt" style:font-size-asian="10pt" style:font-name-complex="Courier New2" style:font-family-complex="'Courier New'" style:font-family-generic-complex="system" style:font-pitch-complex="variable"/>
    </style:style>
    <style:style style:name="ListLabel_20_12" style:display-name="ListLabel 12" style:family="text">
      <style:text-properties fo:font-size="10pt" style:font-size-asian="10pt" style:font-name-complex="Wingdings2" style:font-family-complex="Wingdings" style:font-family-generic-complex="system" style:font-pitch-complex="variable"/>
    </style:style>
    <style:style style:name="ListLabel_20_13" style:display-name="ListLabel 13" style:family="text">
      <style:text-properties fo:font-size="10pt" style:font-size-asian="10pt" style:font-name-complex="Wingdings2" style:font-family-complex="Wingdings" style:font-family-generic-complex="system" style:font-pitch-complex="variable"/>
    </style:style>
    <style:style style:name="ListLabel_20_14" style:display-name="ListLabel 14" style:family="text">
      <style:text-properties fo:font-size="10pt" style:font-size-asian="10pt" style:font-name-complex="Wingdings2" style:font-family-complex="Wingdings" style:font-family-generic-complex="system" style:font-pitch-complex="variable"/>
    </style:style>
    <style:style style:name="ListLabel_20_15" style:display-name="ListLabel 15" style:family="text">
      <style:text-properties fo:font-size="10pt" style:font-size-asian="10pt" style:font-name-complex="Wingdings2" style:font-family-complex="Wingdings" style:font-family-generic-complex="system" style:font-pitch-complex="variable"/>
    </style:style>
    <style:style style:name="ListLabel_20_16" style:display-name="ListLabel 16" style:family="text">
      <style:text-properties fo:font-size="10pt" style:font-size-asian="10pt" style:font-name-complex="Wingdings2" style:font-family-complex="Wingdings" style:font-family-generic-complex="system" style:font-pitch-complex="variable"/>
    </style:style>
    <style:style style:name="ListLabel_20_17" style:display-name="ListLabel 17" style:family="text">
      <style:text-properties fo:font-size="10pt" style:font-size-asian="10pt" style:font-name-complex="Wingdings2" style:font-family-complex="Wingdings" style:font-family-generic-complex="system" style:font-pitch-complex="variable"/>
    </style:style>
    <style:style style:name="ListLabel_20_18" style:display-name="ListLabel 18" style:family="text">
      <style:text-properties fo:font-size="10pt" style:font-size-asian="10pt" style:font-name-complex="Wingdings2" style:font-family-complex="Wingdings" style:font-family-generic-complex="system" style:font-pitch-complex="variable"/>
    </style:style>
    <style:style style:name="ListLabel_20_19" style:display-name="ListLabel 19" style:family="text">
      <style:text-properties fo:font-size="10pt" style:font-size-asian="10pt" style:font-name-complex="Symbol2" style:font-family-complex="Symbol" style:font-family-generic-complex="system" style:font-pitch-complex="variable"/>
    </style:style>
    <style:style style:name="ListLabel_20_20" style:display-name="ListLabel 20" style:family="text">
      <style:text-properties fo:font-size="10pt" style:font-size-asian="10pt" style:font-name-complex="Courier New2" style:font-family-complex="'Courier New'" style:font-family-generic-complex="system" style:font-pitch-complex="variable"/>
    </style:style>
    <style:style style:name="ListLabel_20_21" style:display-name="ListLabel 21" style:family="text">
      <style:text-properties fo:font-size="10pt" style:font-size-asian="10pt" style:font-name-complex="Wingdings2" style:font-family-complex="Wingdings" style:font-family-generic-complex="system" style:font-pitch-complex="variable"/>
    </style:style>
    <style:style style:name="ListLabel_20_22" style:display-name="ListLabel 22" style:family="text">
      <style:text-properties fo:font-size="10pt" style:font-size-asian="10pt" style:font-name-complex="Wingdings2" style:font-family-complex="Wingdings" style:font-family-generic-complex="system" style:font-pitch-complex="variable"/>
    </style:style>
    <style:style style:name="ListLabel_20_23" style:display-name="ListLabel 23" style:family="text">
      <style:text-properties fo:font-size="10pt" style:font-size-asian="10pt" style:font-name-complex="Wingdings2" style:font-family-complex="Wingdings" style:font-family-generic-complex="system" style:font-pitch-complex="variable"/>
    </style:style>
    <style:style style:name="ListLabel_20_24" style:display-name="ListLabel 24" style:family="text">
      <style:text-properties fo:font-size="10pt" style:font-size-asian="10pt" style:font-name-complex="Wingdings2" style:font-family-complex="Wingdings" style:font-family-generic-complex="system" style:font-pitch-complex="variable"/>
    </style:style>
    <style:style style:name="ListLabel_20_25" style:display-name="ListLabel 25" style:family="text">
      <style:text-properties fo:font-size="10pt" style:font-size-asian="10pt" style:font-name-complex="Wingdings2" style:font-family-complex="Wingdings" style:font-family-generic-complex="system" style:font-pitch-complex="variable"/>
    </style:style>
    <style:style style:name="ListLabel_20_26" style:display-name="ListLabel 26" style:family="text">
      <style:text-properties fo:font-size="10pt" style:font-size-asian="10pt" style:font-name-complex="Wingdings2" style:font-family-complex="Wingdings" style:font-family-generic-complex="system" style:font-pitch-complex="variable"/>
    </style:style>
    <style:style style:name="ListLabel_20_27" style:display-name="ListLabel 27" style:family="text">
      <style:text-properties fo:font-size="10pt" style:font-size-asian="10pt" style:font-name-complex="Wingdings2" style:font-family-complex="Wingdings" style:font-family-generic-complex="system" style:font-pitch-complex="variable"/>
    </style:style>
    <style:style style:name="ListLabel_20_28" style:display-name="ListLabel 28" style:family="text">
      <style:text-properties fo:font-size="10pt" style:font-size-asian="10pt" style:font-name-complex="Symbol2" style:font-family-complex="Symbol" style:font-family-generic-complex="system" style:font-pitch-complex="variable"/>
    </style:style>
    <style:style style:name="ListLabel_20_29" style:display-name="ListLabel 29" style:family="text">
      <style:text-properties fo:font-size="10pt" style:font-size-asian="10pt" style:font-name-complex="Courier New2" style:font-family-complex="'Courier New'" style:font-family-generic-complex="system" style:font-pitch-complex="variable"/>
    </style:style>
    <style:style style:name="ListLabel_20_30" style:display-name="ListLabel 30" style:family="text">
      <style:text-properties fo:font-size="10pt" style:font-size-asian="10pt" style:font-name-complex="Wingdings2" style:font-family-complex="Wingdings" style:font-family-generic-complex="system" style:font-pitch-complex="variable"/>
    </style:style>
    <style:style style:name="ListLabel_20_31" style:display-name="ListLabel 31" style:family="text">
      <style:text-properties fo:font-size="10pt" style:font-size-asian="10pt" style:font-name-complex="Wingdings2" style:font-family-complex="Wingdings" style:font-family-generic-complex="system" style:font-pitch-complex="variable"/>
    </style:style>
    <style:style style:name="ListLabel_20_32" style:display-name="ListLabel 32" style:family="text">
      <style:text-properties fo:font-size="10pt" style:font-size-asian="10pt" style:font-name-complex="Wingdings2" style:font-family-complex="Wingdings" style:font-family-generic-complex="system" style:font-pitch-complex="variable"/>
    </style:style>
    <style:style style:name="ListLabel_20_33" style:display-name="ListLabel 33" style:family="text">
      <style:text-properties fo:font-size="10pt" style:font-size-asian="10pt" style:font-name-complex="Wingdings2" style:font-family-complex="Wingdings" style:font-family-generic-complex="system" style:font-pitch-complex="variable"/>
    </style:style>
    <style:style style:name="ListLabel_20_34" style:display-name="ListLabel 34" style:family="text">
      <style:text-properties fo:font-size="10pt" style:font-size-asian="10pt" style:font-name-complex="Wingdings2" style:font-family-complex="Wingdings" style:font-family-generic-complex="system" style:font-pitch-complex="variable"/>
    </style:style>
    <style:style style:name="ListLabel_20_35" style:display-name="ListLabel 35" style:family="text">
      <style:text-properties fo:font-size="10pt" style:font-size-asian="10pt" style:font-name-complex="Wingdings2" style:font-family-complex="Wingdings" style:font-family-generic-complex="system" style:font-pitch-complex="variable"/>
    </style:style>
    <style:style style:name="ListLabel_20_36" style:display-name="ListLabel 36" style:family="text">
      <style:text-properties fo:font-size="10pt" style:font-size-asian="10pt" style:font-name-complex="Wingdings2" style:font-family-complex="Wingdings" style:font-family-generic-complex="system" style:font-pitch-complex="variable"/>
    </style:style>
    <style:style style:name="ListLabel_20_37" style:display-name="ListLabel 37" style:family="text">
      <style:text-properties fo:font-size="10pt" style:font-size-asian="10pt" style:font-name-complex="Symbol2" style:font-family-complex="Symbol" style:font-family-generic-complex="system" style:font-pitch-complex="variable"/>
    </style:style>
    <style:style style:name="ListLabel_20_38" style:display-name="ListLabel 38" style:family="text">
      <style:text-properties fo:font-size="10pt" style:font-size-asian="10pt" style:font-name-complex="Courier New2" style:font-family-complex="'Courier New'" style:font-family-generic-complex="system" style:font-pitch-complex="variable"/>
    </style:style>
    <style:style style:name="ListLabel_20_39" style:display-name="ListLabel 39" style:family="text">
      <style:text-properties fo:font-size="10pt" style:font-size-asian="10pt" style:font-name-complex="Wingdings2" style:font-family-complex="Wingdings" style:font-family-generic-complex="system" style:font-pitch-complex="variable"/>
    </style:style>
    <style:style style:name="ListLabel_20_40" style:display-name="ListLabel 40" style:family="text">
      <style:text-properties fo:font-size="10pt" style:font-size-asian="10pt" style:font-name-complex="Wingdings2" style:font-family-complex="Wingdings" style:font-family-generic-complex="system" style:font-pitch-complex="variable"/>
    </style:style>
    <style:style style:name="ListLabel_20_41" style:display-name="ListLabel 41" style:family="text">
      <style:text-properties fo:font-size="10pt" style:font-size-asian="10pt" style:font-name-complex="Wingdings2" style:font-family-complex="Wingdings" style:font-family-generic-complex="system" style:font-pitch-complex="variable"/>
    </style:style>
    <style:style style:name="ListLabel_20_42" style:display-name="ListLabel 42" style:family="text">
      <style:text-properties fo:font-size="10pt" style:font-size-asian="10pt" style:font-name-complex="Wingdings2" style:font-family-complex="Wingdings" style:font-family-generic-complex="system" style:font-pitch-complex="variable"/>
    </style:style>
    <style:style style:name="ListLabel_20_43" style:display-name="ListLabel 43" style:family="text">
      <style:text-properties fo:font-size="10pt" style:font-size-asian="10pt" style:font-name-complex="Wingdings2" style:font-family-complex="Wingdings" style:font-family-generic-complex="system" style:font-pitch-complex="variable"/>
    </style:style>
    <style:style style:name="ListLabel_20_44" style:display-name="ListLabel 44" style:family="text">
      <style:text-properties fo:font-size="10pt" style:font-size-asian="10pt" style:font-name-complex="Wingdings2" style:font-family-complex="Wingdings" style:font-family-generic-complex="system" style:font-pitch-complex="variable"/>
    </style:style>
    <style:style style:name="ListLabel_20_45" style:display-name="ListLabel 45" style:family="text">
      <style:text-properties fo:font-size="10pt" style:font-size-asian="10pt" style:font-name-complex="Wingdings2" style:font-family-complex="Wingdings"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style:text-properties style:font-name="Wingdings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style:text-properties style:font-name="Wingdings1"/>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style:text-properties style:font-name="Wingdings1"/>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style:text-properties style:font-name="Wingdings1"/>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style:text-properties style:font-name="Wingdings1"/>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Liberation San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423cm" style:layout-grid-ruby-height="0.15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423cm" style:layout-grid-ruby-height="0.15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span text:style-name="MT1"><text:page-number text:select-page="current">11</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meta:initial-creator>
    <meta:editing-cycles>12</meta:editing-cycles>
    <meta:print-date>2019-01-27T11:00:00</meta:print-date>
    <meta:creation-date>2019-01-27T10:57:00</meta:creation-date>
    <dc:date>2019-02-01T16:04:18.289015579</dc:date>
    <meta:editing-duration>PT28M24S</meta:editing-duration>
    <meta:generator>LibreOffice/5.3.6.1$Linux_X86_64 LibreOffice_project/30$Build-1</meta:generator>
    <meta:document-statistic meta:table-count="0" meta:image-count="0" meta:object-count="0" meta:page-count="11" meta:paragraph-count="179" meta:word-count="3023" meta:character-count="19108" meta:non-whitespace-character-count="1615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